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 style:parent-style-name="Standard"/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/>
    <style:style style:name="T2_3" style:family="text"/>
    <style:style style:name="T2_4" style:family="text"/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 style:parent-style-name="Standard"/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/>
    <style:style style:name="P6" style:family="paragraph" style:parent-style-name="Standard">
      <style:paragraph-properties fo:text-align="justify" fo:break-before="auto" fo:line-height="115%" style:writing-mode="lr-tb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P8" style:family="paragraph" style:parent-style-name="Standard">
      <style:paragraph-properties fo:text-align="justify" fo:break-before="auto" fo:line-height="115%" style:writing-mode="lr-tb"/>
    </style:style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 style:parent-style-name="Standard"/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 style:parent-style-name="Standard"/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4" style:family="text" style:parent-style-name="Standard"/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T12_137" style:family="text"/>
    <style:style style:name="T12_138" style:family="text"/>
    <style:style style:name="T12_139" style:family="text"/>
    <style:style style:name="T12_140" style:family="text"/>
    <style:style style:name="T12_141" style:family="text"/>
    <style:style style:name="T12_142" style:family="text"/>
    <style:style style:name="T12_143" style:family="text"/>
    <style:style style:name="T12_144" style:family="text"/>
    <style:style style:name="T12_145" style:family="text"/>
    <style:style style:name="T12_146" style:family="text"/>
    <style:style style:name="T12_147" style:family="text"/>
    <style:style style:name="T12_148" style:family="text"/>
    <style:style style:name="T12_149" style:family="text"/>
    <style:style style:name="T12_150" style:family="text"/>
    <style:style style:name="T12_151" style:family="text"/>
    <style:style style:name="T12_152" style:family="text"/>
    <style:style style:name="T12_153" style:family="text"/>
    <style:style style:name="T12_154" style:family="text"/>
    <style:style style:name="T12_155" style:family="text"/>
    <style:style style:name="T12_156" style:family="text"/>
    <style:style style:name="T12_157" style:family="text"/>
    <style:style style:name="T12_158" style:family="text"/>
    <style:style style:name="T12_159" style:family="text"/>
    <style:style style:name="T12_160" style:family="text"/>
    <style:style style:name="T12_161" style:family="text"/>
    <style:style style:name="T12_162" style:family="text"/>
    <style:style style:name="T12_163" style:family="text"/>
    <style:style style:name="T12_164" style:family="text"/>
    <style:style style:name="T12_165" style:family="text"/>
    <style:style style:name="T12_166" style:family="text"/>
    <style:style style:name="T12_167" style:family="text"/>
    <style:style style:name="T12_168" style:family="text"/>
    <style:style style:name="T12_169" style:family="text"/>
    <style:style style:name="T12_170" style:family="text"/>
    <style:style style:name="T12_171" style:family="text"/>
    <style:style style:name="T12_172" style:family="text"/>
    <style:style style:name="T12_173" style:family="text"/>
    <style:style style:name="T12_174" style:family="text"/>
    <style:style style:name="T12_175" style:family="text"/>
    <style:style style:name="T12_176" style:family="text"/>
    <style:style style:name="T12_177" style:family="text"/>
    <style:style style:name="T12_178" style:family="text"/>
    <style:style style:name="T12_179" style:family="text"/>
    <style:style style:name="T12_180" style:family="text"/>
    <style:style style:name="T12_181" style:family="text"/>
    <style:style style:name="T12_182" style:family="text"/>
    <style:style style:name="T12_183" style:family="text"/>
    <style:style style:name="T12_184" style:family="text"/>
    <style:style style:name="T12_185" style:family="text"/>
    <style:style style:name="T12_186" style:family="text"/>
    <style:style style:name="T12_187" style:family="text"/>
    <style:style style:name="T12_188" style:family="text"/>
    <style:style style:name="T12_189" style:family="text"/>
    <style:style style:name="T12_190" style:family="text"/>
    <style:style style:name="T12_191" style:family="text"/>
    <style:style style:name="T12_192" style:family="text"/>
    <style:style style:name="T12_193" style:family="text"/>
    <style:style style:name="T12_194" style:family="text"/>
    <style:style style:name="T12_195" style:family="text"/>
    <style:style style:name="T12_196" style:family="text"/>
    <style:style style:name="T12_197" style:family="text"/>
    <style:style style:name="T12_198" style:family="text"/>
    <style:style style:name="T12_199" style:family="text"/>
    <style:style style:name="T12_200" style:family="text"/>
    <style:style style:name="T12_201" style:family="text"/>
    <style:style style:name="T12_202" style:family="text"/>
    <style:style style:name="T12_203" style:family="text"/>
    <style:style style:name="T12_204" style:family="text"/>
    <style:style style:name="T12_205" style:family="text"/>
    <style:style style:name="T12_206" style:family="text"/>
    <style:style style:name="T12_207" style:family="text"/>
    <style:style style:name="T12_208" style:family="text"/>
    <style:style style:name="T12_209" style:family="text"/>
    <style:style style:name="T12_210" style:family="text"/>
    <style:style style:name="T12_211" style:family="text"/>
    <style:style style:name="T12_212" style:family="text"/>
    <style:style style:name="T12_213" style:family="text"/>
    <style:style style:name="T12_214" style:family="text"/>
    <style:style style:name="T12_215" style:family="text"/>
    <style:style style:name="T12_216" style:family="text"/>
    <style:style style:name="P13" style:family="paragraph" style:parent-style-name="Standard">
      <style:paragraph-properties fo:text-align="justify" fo:break-before="auto" fo:line-height="115%" style:writing-mode="lr-tb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T14_127" style:family="text"/>
    <style:style style:name="T14_128" style:family="text"/>
    <style:style style:name="T14_129" style:family="text"/>
    <style:style style:name="T14_130" style:family="text"/>
    <style:style style:name="T14_131" style:family="text"/>
    <style:style style:name="T14_132" style:family="text"/>
    <style:style style:name="T14_133" style:family="text"/>
    <style:style style:name="T14_134" style:family="text"/>
    <style:style style:name="T14_135" style:family="text"/>
    <style:style style:name="T14_136" style:family="text"/>
    <style:style style:name="T14_137" style:family="text"/>
    <style:style style:name="T14_138" style:family="text"/>
    <style:style style:name="T14_139" style:family="text"/>
    <style:style style:name="T14_140" style:family="text"/>
    <style:style style:name="T14_141" style:family="text"/>
    <style:style style:name="T14_142" style:family="text"/>
    <style:style style:name="T14_143" style:family="text"/>
    <style:style style:name="T14_144" style:family="text"/>
    <style:style style:name="T14_145" style:family="text"/>
    <style:style style:name="T14_146" style:family="text"/>
    <style:style style:name="T14_147" style:family="text"/>
    <style:style style:name="T14_148" style:family="text"/>
    <style:style style:name="T14_149" style:family="text"/>
    <style:style style:name="T14_150" style:family="text"/>
    <style:style style:name="T14_151" style:family="text"/>
    <style:style style:name="T14_152" style:family="text"/>
    <style:style style:name="T14_153" style:family="text"/>
    <style:style style:name="T14_154" style:family="text"/>
    <style:style style:name="T14_155" style:family="text"/>
    <style:style style:name="T14_156" style:family="text"/>
    <style:style style:name="T14_157" style:family="text"/>
    <style:style style:name="T14_158" style:family="text"/>
    <style:style style:name="T14_159" style:family="text"/>
    <style:style style:name="T14_160" style:family="text"/>
    <style:style style:name="T14_161" style:family="text"/>
    <style:style style:name="T14_162" style:family="text"/>
    <style:style style:name="T14_163" style:family="text"/>
    <style:style style:name="T14_164" style:family="text"/>
    <style:style style:name="T14_165" style:family="text"/>
    <style:style style:name="T14_166" style:family="text"/>
    <style:style style:name="T14_167" style:family="text"/>
    <style:style style:name="T14_168" style:family="text"/>
    <style:style style:name="T14_169" style:family="text"/>
    <style:style style:name="T14_170" style:family="text"/>
    <style:style style:name="T14_171" style:family="text"/>
    <style:style style:name="T14_172" style:family="text"/>
    <style:style style:name="T14_173" style:family="text"/>
    <style:style style:name="T14_174" style:family="text"/>
    <style:style style:name="T14_175" style:family="text"/>
    <style:style style:name="T14_176" style:family="text"/>
    <style:style style:name="T14_177" style:family="text"/>
    <style:style style:name="T14_178" style:family="text"/>
    <style:style style:name="T14_179" style:family="text"/>
    <style:style style:name="T14_180" style:family="text"/>
    <style:style style:name="T14_181" style:family="text"/>
    <style:style style:name="T14_182" style:family="text"/>
    <style:style style:name="T14_183" style:family="text"/>
    <style:style style:name="T14_184" style:family="text"/>
    <style:style style:name="T14_185" style:family="text"/>
    <style:style style:name="T14_186" style:family="text"/>
    <style:style style:name="T14_187" style:family="text"/>
    <style:style style:name="T14_188" style:family="text"/>
    <style:style style:name="T14_189" style:family="text"/>
    <style:style style:name="T14_190" style:family="text"/>
    <style:style style:name="P15" style:family="paragraph" style:parent-style-name="Standard">
      <style:paragraph-properties fo:text-align="justify" fo:break-before="auto" fo:line-height="115%" style:writing-mode="lr-tb"/>
    </style:style>
    <style:style style:name="P16" style:family="paragraph" style:parent-style-name="Standard">
      <style:paragraph-properties fo:text-align="justify"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T16_117" style:family="text"/>
    <style:style style:name="T16_118" style:family="text"/>
    <style:style style:name="T16_119" style:family="text"/>
    <style:style style:name="T16_120" style:family="text"/>
    <style:style style:name="T16_121" style:family="text"/>
    <style:style style:name="T16_122" style:family="text"/>
    <style:style style:name="T16_123" style:family="text"/>
    <style:style style:name="T16_124" style:family="text"/>
    <style:style style:name="T16_125" style:family="text"/>
    <style:style style:name="T16_126" style:family="text"/>
    <style:style style:name="T16_127" style:family="text"/>
    <style:style style:name="T16_128" style:family="text"/>
    <style:style style:name="T16_129" style:family="text"/>
    <style:style style:name="T16_130" style:family="text"/>
    <style:style style:name="T16_131" style:family="text"/>
    <style:style style:name="T16_132" style:family="text"/>
    <style:style style:name="T16_133" style:family="text"/>
    <style:style style:name="T16_134" style:family="text"/>
    <style:style style:name="T16_135" style:family="text"/>
    <style:style style:name="T16_136" style:family="text"/>
    <style:style style:name="T16_137" style:family="text"/>
    <style:style style:name="T16_138" style:family="text"/>
    <style:style style:name="T16_139" style:family="text"/>
    <style:style style:name="T16_140" style:family="text"/>
    <style:style style:name="T16_141" style:family="text"/>
    <style:style style:name="T16_142" style:family="text"/>
    <style:style style:name="T16_143" style:family="text"/>
    <style:style style:name="T16_144" style:family="text"/>
    <style:style style:name="T16_145" style:family="text"/>
    <style:style style:name="T16_146" style:family="text"/>
    <style:style style:name="T16_147" style:family="text"/>
    <style:style style:name="T16_148" style:family="text"/>
    <style:style style:name="T16_149" style:family="text"/>
    <style:style style:name="T16_150" style:family="text"/>
    <style:style style:name="T16_151" style:family="text"/>
    <style:style style:name="T16_152" style:family="text"/>
    <style:style style:name="T16_153" style:family="text"/>
    <style:style style:name="T16_154" style:family="text"/>
    <style:style style:name="T16_155" style:family="text"/>
    <style:style style:name="T16_156" style:family="text"/>
    <style:style style:name="T16_157" style:family="text"/>
    <style:style style:name="T16_158" style:family="text"/>
    <style:style style:name="T16_159" style:family="text"/>
    <style:style style:name="T16_160" style:family="text"/>
    <style:style style:name="T16_161" style:family="text"/>
    <style:style style:name="T16_162" style:family="text"/>
    <style:style style:name="T16_163" style:family="text"/>
    <style:style style:name="T16_164" style:family="text"/>
    <style:style style:name="T16_165" style:family="text"/>
    <style:style style:name="T16_166" style:family="text"/>
    <style:style style:name="T16_167" style:family="text"/>
    <style:style style:name="T16_168" style:family="text"/>
    <style:style style:name="T16_169" style:family="text"/>
    <style:style style:name="T16_170" style:family="text"/>
    <style:style style:name="T16_171" style:family="text"/>
    <style:style style:name="T16_172" style:family="text"/>
    <style:style style:name="T16_173" style:family="text"/>
    <style:style style:name="T16_174" style:family="text"/>
    <style:style style:name="T16_175" style:family="text"/>
    <style:style style:name="T16_176" style:family="text"/>
    <style:style style:name="T16_177" style:family="text"/>
    <style:style style:name="T16_178" style:family="text"/>
    <style:style style:name="T16_179" style:family="text"/>
    <style:style style:name="T16_180" style:family="text"/>
    <style:style style:name="T16_181" style:family="text"/>
    <style:style style:name="T16_182" style:family="text"/>
    <style:style style:name="T16_183" style:family="text"/>
    <style:style style:name="T16_184" style:family="text"/>
    <style:style style:name="T16_185" style:family="text"/>
    <style:style style:name="T16_186" style:family="text"/>
    <style:style style:name="T16_187" style:family="text"/>
    <style:style style:name="T16_188" style:family="text"/>
    <style:style style:name="T16_189" style:family="text"/>
    <style:style style:name="T16_190" style:family="text"/>
    <style:style style:name="T16_191" style:family="text"/>
    <style:style style:name="T16_192" style:family="text"/>
    <style:style style:name="T16_193" style:family="text"/>
    <style:style style:name="T16_194" style:family="text"/>
    <style:style style:name="T16_195" style:family="text"/>
    <style:style style:name="T16_196" style:family="text"/>
    <style:style style:name="T16_197" style:family="text"/>
    <style:style style:name="T16_198" style:family="text"/>
    <style:style style:name="T16_199" style:family="text"/>
    <style:style style:name="T16_200" style:family="text"/>
    <style:style style:name="T16_201" style:family="text"/>
    <style:style style:name="T16_202" style:family="text"/>
    <style:style style:name="T16_203" style:family="text"/>
    <style:style style:name="T16_204" style:family="text"/>
    <style:style style:name="T16_205" style:family="text"/>
    <style:style style:name="T16_206" style:family="text"/>
    <style:style style:name="T16_207" style:family="text"/>
    <style:style style:name="T16_208" style:family="text"/>
    <style:style style:name="T16_209" style:family="text"/>
    <style:style style:name="T16_210" style:family="text"/>
    <style:style style:name="T16_211" style:family="text"/>
    <style:style style:name="T16_212" style:family="text"/>
    <style:style style:name="T16_213" style:family="text"/>
    <style:style style:name="T16_214" style:family="text"/>
    <style:style style:name="T16_215" style:family="text"/>
    <style:style style:name="T16_216" style:family="text"/>
    <style:style style:name="T16_217" style:family="text"/>
    <style:style style:name="T16_218" style:family="text"/>
    <style:style style:name="P17" style:family="paragraph" style:parent-style-name="Standard">
      <style:paragraph-properties fo:text-align="justify" fo:break-before="auto" fo:line-height="115%" style:writing-mode="lr-tb"/>
    </style:style>
    <style:style style:name="P18" style:family="paragraph" style:parent-style-name="Standard">
      <style:paragraph-properties fo:text-align="justify"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T18_121" style:family="text"/>
    <style:style style:name="T18_122" style:family="text"/>
    <style:style style:name="T18_123" style:family="text"/>
    <style:style style:name="T18_124" style:family="text"/>
    <style:style style:name="T18_125" style:family="text"/>
    <style:style style:name="T18_126" style:family="text"/>
    <style:style style:name="T18_127" style:family="text"/>
    <style:style style:name="T18_128" style:family="text"/>
    <style:style style:name="T18_129" style:family="text"/>
    <style:style style:name="T18_130" style:family="text"/>
    <style:style style:name="T18_131" style:family="text"/>
    <style:style style:name="T18_132" style:family="text"/>
    <style:style style:name="T18_133" style:family="text"/>
    <style:style style:name="T18_134" style:family="text"/>
    <style:style style:name="T18_135" style:family="text"/>
    <style:style style:name="T18_136" style:family="text"/>
    <style:style style:name="T18_137" style:family="text"/>
    <style:style style:name="T18_138" style:family="text"/>
    <style:style style:name="T18_139" style:family="text"/>
    <style:style style:name="T18_140" style:family="text"/>
    <style:style style:name="T18_141" style:family="text"/>
    <style:style style:name="T18_142" style:family="text"/>
    <style:style style:name="T18_143" style:family="text"/>
    <style:style style:name="T18_144" style:family="text"/>
    <style:style style:name="T18_145" style:family="text"/>
    <style:style style:name="T18_146" style:family="text"/>
    <style:style style:name="T18_147" style:family="text"/>
    <style:style style:name="T18_148" style:family="text"/>
    <style:style style:name="T18_149" style:family="text"/>
    <style:style style:name="T18_150" style:family="text"/>
    <style:style style:name="T18_151" style:family="text"/>
    <style:style style:name="T18_152" style:family="text"/>
    <style:style style:name="T18_153" style:family="text"/>
    <style:style style:name="T18_154" style:family="text"/>
    <style:style style:name="T18_155" style:family="text"/>
    <style:style style:name="T18_156" style:family="text"/>
    <style:style style:name="T18_157" style:family="text"/>
    <style:style style:name="T18_158" style:family="text"/>
    <style:style style:name="T18_159" style:family="text"/>
    <style:style style:name="T18_160" style:family="text"/>
    <style:style style:name="T18_161" style:family="text"/>
    <style:style style:name="T18_162" style:family="text"/>
    <style:style style:name="T18_163" style:family="text"/>
    <style:style style:name="T18_164" style:family="text"/>
    <style:style style:name="P19" style:family="paragraph" style:parent-style-name="Standard">
      <style:paragraph-properties fo:text-align="justify" fo:break-before="auto" fo:line-height="115%" style:writing-mode="lr-tb"/>
    </style:style>
    <style:style style:name="P20" style:family="paragraph" style:parent-style-name="Standard">
      <style:paragraph-properties fo:text-align="justify"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T20_130" style:family="text"/>
    <style:style style:name="T20_131" style:family="text"/>
    <style:style style:name="T20_132" style:family="text"/>
    <style:style style:name="T20_133" style:family="text"/>
    <style:style style:name="T20_134" style:family="text"/>
    <style:style style:name="T20_135" style:family="text"/>
    <style:style style:name="T20_136" style:family="text"/>
    <style:style style:name="T20_137" style:family="text"/>
    <style:style style:name="T20_138" style:family="text"/>
    <style:style style:name="T20_139" style:family="text"/>
    <style:style style:name="T20_140" style:family="text"/>
    <style:style style:name="T20_141" style:family="text"/>
    <style:style style:name="T20_142" style:family="text"/>
    <style:style style:name="T20_143" style:family="text"/>
    <style:style style:name="T20_144" style:family="text"/>
    <style:style style:name="T20_145" style:family="text"/>
    <style:style style:name="T20_146" style:family="text"/>
    <style:style style:name="T20_147" style:family="text"/>
    <style:style style:name="T20_148" style:family="text"/>
    <style:style style:name="T20_149" style:family="text"/>
    <style:style style:name="T20_150" style:family="text"/>
    <style:style style:name="T20_151" style:family="text"/>
    <style:style style:name="T20_152" style:family="text"/>
    <style:style style:name="T20_153" style:family="text"/>
    <style:style style:name="T20_154" style:family="text"/>
    <style:style style:name="T20_155" style:family="text"/>
    <style:style style:name="T20_156" style:family="text"/>
    <style:style style:name="T20_157" style:family="text"/>
    <style:style style:name="T20_158" style:family="text"/>
    <style:style style:name="T20_159" style:family="text"/>
    <style:style style:name="T20_160" style:family="text"/>
    <style:style style:name="T20_161" style:family="text"/>
    <style:style style:name="T20_162" style:family="text"/>
    <style:style style:name="T20_163" style:family="text"/>
    <style:style style:name="T20_164" style:family="text"/>
    <style:style style:name="T20_165" style:family="text"/>
    <style:style style:name="T20_166" style:family="text"/>
    <style:style style:name="T20_167" style:family="text"/>
    <style:style style:name="T20_168" style:family="text"/>
    <style:style style:name="T20_169" style:family="text"/>
    <style:style style:name="T20_170" style:family="text"/>
    <style:style style:name="T20_171" style:family="text"/>
    <style:style style:name="T20_172" style:family="text"/>
    <style:style style:name="T20_173" style:family="text"/>
    <style:style style:name="T20_174" style:family="text"/>
    <style:style style:name="T20_175" style:family="text"/>
    <style:style style:name="T20_176" style:family="text"/>
    <style:style style:name="T20_177" style:family="text"/>
    <style:style style:name="T20_178" style:family="text"/>
    <style:style style:name="T20_179" style:family="text"/>
    <style:style style:name="T20_180" style:family="text"/>
    <style:style style:name="T20_181" style:family="text"/>
    <style:style style:name="T20_182" style:family="text"/>
    <style:style style:name="T20_183" style:family="text"/>
    <style:style style:name="T20_184" style:family="text"/>
    <style:style style:name="T20_185" style:family="text"/>
    <style:style style:name="T20_186" style:family="text"/>
    <style:style style:name="T20_187" style:family="text"/>
    <style:style style:name="T20_188" style:family="text"/>
    <style:style style:name="P21" style:family="paragraph" style:parent-style-name="Standard">
      <style:paragraph-properties fo:text-align="justify" fo:break-before="auto" fo:line-height="115%" style:writing-mode="lr-tb"/>
    </style:style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/>
    <style:style style:name="T22_105" style:family="text"/>
    <style:style style:name="T22_106" style:family="text"/>
    <style:style style:name="T22_107" style:family="text"/>
    <style:style style:name="T22_108" style:family="text"/>
    <style:style style:name="T22_109" style:family="text"/>
    <style:style style:name="T22_110" style:family="text"/>
    <style:style style:name="T22_111" style:family="text"/>
    <style:style style:name="T22_112" style:family="text"/>
    <style:style style:name="T22_113" style:family="text"/>
    <style:style style:name="T22_114" style:family="text"/>
    <style:style style:name="T22_115" style:family="text"/>
    <style:style style:name="T22_116" style:family="text"/>
    <style:style style:name="T22_117" style:family="text"/>
    <style:style style:name="T22_118" style:family="text"/>
    <style:style style:name="T22_119" style:family="text"/>
    <style:style style:name="T22_120" style:family="text"/>
    <style:style style:name="T22_121" style:family="text"/>
    <style:style style:name="T22_122" style:family="text"/>
    <style:style style:name="T22_123" style:family="text"/>
    <style:style style:name="T22_124" style:family="text"/>
    <style:style style:name="T22_125" style:family="text"/>
    <style:style style:name="T22_126" style:family="text"/>
    <style:style style:name="T22_127" style:family="text"/>
    <style:style style:name="T22_128" style:family="text"/>
    <style:style style:name="T22_129" style:family="text"/>
    <style:style style:name="T22_130" style:family="text"/>
    <style:style style:name="T22_131" style:family="text"/>
    <style:style style:name="T22_132" style:family="text"/>
    <style:style style:name="T22_133" style:family="text"/>
    <style:style style:name="T22_134" style:family="text"/>
    <style:style style:name="T22_135" style:family="text"/>
    <style:style style:name="T22_136" style:family="text"/>
    <style:style style:name="T22_137" style:family="text"/>
    <style:style style:name="T22_138" style:family="text"/>
    <style:style style:name="T22_139" style:family="text"/>
    <style:style style:name="T22_140" style:family="text"/>
    <style:style style:name="T22_141" style:family="text"/>
    <style:style style:name="T22_142" style:family="text"/>
    <style:style style:name="T22_143" style:family="text"/>
    <style:style style:name="T22_144" style:family="text"/>
    <style:style style:name="T22_145" style:family="text"/>
    <style:style style:name="T22_146" style:family="text"/>
    <style:style style:name="T22_147" style:family="text"/>
    <style:style style:name="T22_148" style:family="text"/>
    <style:style style:name="T22_149" style:family="text"/>
    <style:style style:name="T22_150" style:family="text"/>
    <style:style style:name="T22_151" style:family="text"/>
    <style:style style:name="T22_152" style:family="text"/>
    <style:style style:name="T22_153" style:family="text"/>
    <style:style style:name="T22_154" style:family="text"/>
    <style:style style:name="T22_155" style:family="text"/>
    <style:style style:name="T22_156" style:family="text"/>
    <style:style style:name="T22_157" style:family="text"/>
    <style:style style:name="T22_158" style:family="text"/>
    <style:style style:name="T22_159" style:family="text"/>
    <style:style style:name="T22_160" style:family="text"/>
    <style:style style:name="T22_161" style:family="text"/>
    <style:style style:name="T22_162" style:family="text"/>
    <style:style style:name="T22_163" style:family="text"/>
    <style:style style:name="T22_164" style:family="text"/>
    <style:style style:name="T22_165" style:family="text"/>
    <style:style style:name="T22_166" style:family="text"/>
    <style:style style:name="T22_167" style:family="text"/>
    <style:style style:name="T22_168" style:family="text"/>
    <style:style style:name="T22_169" style:family="text"/>
    <style:style style:name="T22_170" style:family="text"/>
    <style:style style:name="T22_171" style:family="text"/>
    <style:style style:name="T22_172" style:family="text"/>
    <style:style style:name="T22_173" style:family="text"/>
    <style:style style:name="T22_174" style:family="text"/>
    <style:style style:name="T22_175" style:family="text"/>
    <style:style style:name="T22_176" style:family="text"/>
    <style:style style:name="T22_177" style:family="text"/>
    <style:style style:name="T22_178" style:family="text"/>
    <style:style style:name="T22_179" style:family="text"/>
    <style:style style:name="T22_180" style:family="text"/>
    <style:style style:name="T22_181" style:family="text"/>
    <style:style style:name="T22_182" style:family="text"/>
    <style:style style:name="T22_183" style:family="text"/>
    <style:style style:name="T22_184" style:family="text"/>
    <style:style style:name="T22_185" style:family="text"/>
    <style:style style:name="T22_186" style:family="text"/>
    <style:style style:name="T22_187" style:family="text"/>
    <style:style style:name="T22_188" style:family="text"/>
    <style:style style:name="T22_189" style:family="text"/>
    <style:style style:name="T22_190" style:family="text"/>
    <style:style style:name="T22_191" style:family="text"/>
    <style:style style:name="T22_192" style:family="text"/>
    <style:style style:name="T22_193" style:family="text"/>
    <style:style style:name="T22_194" style:family="text"/>
    <style:style style:name="T22_195" style:family="text"/>
    <style:style style:name="T22_196" style:family="text"/>
    <style:style style:name="T22_197" style:family="text"/>
    <style:style style:name="T22_198" style:family="text"/>
    <style:style style:name="T22_199" style:family="text"/>
    <style:style style:name="T22_200" style:family="text"/>
    <style:style style:name="T22_201" style:family="text"/>
    <style:style style:name="T22_202" style:family="text"/>
    <style:style style:name="T22_203" style:family="text"/>
    <style:style style:name="T22_204" style:family="text"/>
    <style:style style:name="T22_205" style:family="text"/>
    <style:style style:name="T22_206" style:family="text"/>
    <style:style style:name="T22_207" style:family="text"/>
    <style:style style:name="T22_208" style:family="text"/>
    <style:style style:name="T22_209" style:family="text"/>
    <style:style style:name="T22_210" style:family="text"/>
    <style:style style:name="T22_211" style:family="text"/>
    <style:style style:name="T22_212" style:family="text"/>
    <style:style style:name="T22_213" style:family="text"/>
    <style:style style:name="T22_214" style:family="text"/>
    <style:style style:name="T22_215" style:family="text"/>
    <style:style style:name="T22_216" style:family="text"/>
    <style:style style:name="T22_217" style:family="text"/>
    <style:style style:name="T22_218" style:family="text"/>
    <style:style style:name="T22_219" style:family="text"/>
    <style:style style:name="T22_220" style:family="text"/>
    <style:style style:name="T22_221" style:family="text"/>
    <style:style style:name="T22_222" style:family="text"/>
    <style:style style:name="T22_223" style:family="text"/>
    <style:style style:name="T22_224" style:family="text"/>
    <style:style style:name="T22_225" style:family="text"/>
    <style:style style:name="T22_226" style:family="text"/>
    <style:style style:name="P23" style:family="paragraph" style:parent-style-name="Standard">
      <style:paragraph-properties fo:text-align="justify" fo:break-before="auto" fo:line-height="115%" style:writing-mode="lr-tb"/>
    </style:style>
    <style:style style:name="P24" style:family="paragraph" style:parent-style-name="Standard">
      <style:paragraph-properties fo:text-align="justify"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P25" style:family="paragraph" style:parent-style-name="Standard">
      <style:paragraph-properties fo:text-align="justify" fo:break-before="auto" fo:line-height="115%" style:writing-mode="lr-tb"/>
    </style:style>
    <style:style style:name="P26" style:family="paragraph" style:parent-style-name="Standard">
      <style:paragraph-properties fo:text-align="justify"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T26_111" style:family="text"/>
    <style:style style:name="T26_112" style:family="text"/>
    <style:style style:name="T26_113" style:family="text"/>
    <style:style style:name="T26_114" style:family="text"/>
    <style:style style:name="T26_115" style:family="text"/>
    <style:style style:name="T26_116" style:family="text"/>
    <style:style style:name="T26_117" style:family="text"/>
    <style:style style:name="T26_118" style:family="text"/>
    <style:style style:name="T26_119" style:family="text"/>
    <style:style style:name="T26_120" style:family="text"/>
    <style:style style:name="T26_121" style:family="text"/>
    <style:style style:name="T26_122" style:family="text"/>
    <style:style style:name="T26_123" style:family="text"/>
    <style:style style:name="T26_124" style:family="text"/>
    <style:style style:name="T26_125" style:family="text"/>
    <style:style style:name="T26_126" style:family="text"/>
    <style:style style:name="T26_127" style:family="text"/>
    <style:style style:name="T26_128" style:family="text"/>
    <style:style style:name="T26_129" style:family="text"/>
    <style:style style:name="T26_130" style:family="text"/>
    <style:style style:name="T26_131" style:family="text"/>
    <style:style style:name="T26_132" style:family="text"/>
    <style:style style:name="T26_133" style:family="text"/>
    <style:style style:name="T26_134" style:family="text"/>
    <style:style style:name="T26_135" style:family="text"/>
    <style:style style:name="T26_136" style:family="text"/>
    <style:style style:name="T26_137" style:family="text"/>
    <style:style style:name="T26_138" style:family="text"/>
    <style:style style:name="P27" style:family="paragraph" style:parent-style-name="Standard">
      <style:paragraph-properties fo:text-align="justify" fo:break-before="auto" fo:line-height="115%" style:writing-mode="lr-tb"/>
    </style:style>
    <style:style style:name="P28" style:family="paragraph" style:parent-style-name="Standard">
      <style:paragraph-properties fo:text-align="justify"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P29" style:family="paragraph" style:parent-style-name="Standard">
      <style:paragraph-properties fo:text-align="justify" fo:break-before="auto" fo:line-height="115%" style:writing-mode="lr-tb"/>
    </style:style>
    <style:style style:name="P30" style:family="paragraph" style:parent-style-name="Standard">
      <style:paragraph-properties fo:text-align="justify"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P31" style:family="paragraph" style:parent-style-name="Standard">
      <style:paragraph-properties fo:text-align="justify" fo:break-before="auto" fo:line-height="115%" style:writing-mode="lr-tb"/>
    </style:style>
    <style:style style:name="P32" style:family="paragraph" style:parent-style-name="Standard">
      <style:paragraph-properties fo:text-align="justify" fo:break-before="auto" fo:line-height="115%" style:writing-mode="lr-tb"/>
    </style:style>
    <style:style style:name="P33" style:family="paragraph" style:parent-style-name="Standard">
      <style:paragraph-properties fo:text-align="justify" fo:break-before="auto" fo:line-height="115%" style:writing-mode="lr-tb"/>
    </style:style>
    <style:style style:name="T33_1" style:family="text"/>
    <style:style style:name="P34" style:family="paragraph" style:parent-style-name="Standard">
      <style:paragraph-properties fo:text-align="justify" fo:break-before="auto" fo:line-height="115%" style:writing-mode="lr-tb"/>
    </style:style>
    <style:style style:name="T34_1" style:family="text"/>
    <style:style style:name="T34_2" style:family="text">
      <style:text-properties fo:color="#1155cc" style:text-underline-style="solid" style:text-underline-color="font-color"/>
    </style:style>
    <style:style style:name="T34_3" style:family="text"/>
    <style:style style:name="T34_4" style:family="text">
      <style:text-properties fo:color="#1155cc" style:text-underline-style="solid" style:text-underline-color="font-color"/>
    </style:style>
    <style:style style:name="T34_5" style:family="text"/>
    <style:style style:name="T34_6" style:family="text">
      <style:text-properties fo:color="#1155cc" style:text-underline-style="solid" style:text-underline-color="font-color"/>
    </style:style>
    <style:style style:name="T34_7" style:family="text"/>
    <style:style style:name="T34_8" style:family="text">
      <style:text-properties fo:color="#1155cc" style:text-underline-style="solid" style:text-underline-color="font-color"/>
    </style:style>
    <style:style style:name="T34_9" style:family="text"/>
    <style:style style:name="T34_10" style:family="text">
      <style:text-properties fo:color="#1155cc" style:text-underline-style="solid" style:text-underline-color="font-color"/>
    </style:style>
    <style:style style:name="T34_11" style:family="text"/>
    <style:style style:name="T34_12" style:family="text">
      <style:text-properties fo:color="#1155cc" style:text-underline-style="solid" style:text-underline-color="font-color"/>
    </style:style>
    <style:style style:name="T34_13" style:family="text"/>
    <style:style style:name="T34_14" style:family="text">
      <style:text-properties fo:color="#1155cc" style:text-underline-style="solid" style:text-underline-color="font-color"/>
    </style:style>
    <style:style style:name="T34_15" style:family="text"/>
    <style:style style:name="T34_16" style:family="text">
      <style:text-properties fo:color="#1155cc" style:text-underline-style="solid" style:text-underline-color="font-color"/>
    </style:style>
    <style:style style:name="T34_17" style:family="text"/>
    <style:style style:name="T34_18" style:family="text">
      <style:text-properties fo:color="#1155cc" style:text-underline-style="solid" style:text-underline-color="font-color"/>
    </style:style>
    <style:style style:name="T34_19" style:family="text"/>
    <style:style style:name="T34_20" style:family="text">
      <style:text-properties fo:color="#1155cc" style:text-underline-style="solid" style:text-underline-color="font-color"/>
    </style:style>
    <style:style style:name="T34_21" style:family="text"/>
    <style:style style:name="T34_22" style:family="text">
      <style:text-properties fo:color="#1155cc" style:text-underline-style="solid" style:text-underline-color="font-color"/>
    </style:style>
    <style:style style:name="T34_23" style:family="text"/>
    <style:style style:name="T34_24" style:family="text">
      <style:text-properties fo:color="#1155cc" style:text-underline-style="solid" style:text-underline-color="font-color"/>
    </style:style>
    <style:style style:name="T34_25" style:family="text"/>
    <style:style style:name="T34_26" style:family="text">
      <style:text-properties fo:color="#1155cc" style:text-underline-style="solid" style:text-underline-color="font-color"/>
    </style:style>
    <style:style style:name="T34_27" style:family="text"/>
    <style:style style:name="T34_28" style:family="text">
      <style:text-properties fo:color="#1155cc" style:text-underline-style="solid" style:text-underline-color="font-color"/>
    </style:style>
    <style:style style:name="T34_29" style:family="text"/>
    <style:style style:name="T34_30" style:family="text">
      <style:text-properties fo:color="#1155cc" style:text-underline-style="solid" style:text-underline-color="font-color"/>
    </style:style>
    <style:style style:name="T34_31" style:family="text"/>
    <style:style style:name="T34_32" style:family="text">
      <style:text-properties fo:color="#1155cc" style:text-underline-style="solid" style:text-underline-color="font-color"/>
    </style:style>
    <style:style style:name="T34_33" style:family="text"/>
    <style:style style:name="T34_34" style:family="text">
      <style:text-properties fo:color="#1155cc" style:text-underline-style="solid" style:text-underline-color="font-color"/>
    </style:style>
    <style:style style:name="T34_35" style:family="text"/>
    <style:style style:name="T34_36" style:family="text">
      <style:text-properties fo:color="#1155cc" style:text-underline-style="solid" style:text-underline-color="font-color"/>
    </style:style>
    <style:style style:name="T34_37" style:family="text"/>
    <style:style style:name="T34_38" style:family="text">
      <style:text-properties fo:color="#1155cc" style:text-underline-style="solid" style:text-underline-color="font-color"/>
    </style:style>
    <style:style style:name="T34_39" style:family="text"/>
    <style:style style:name="T34_40" style:family="text">
      <style:text-properties fo:color="#1155cc" style:text-underline-style="solid" style:text-underline-color="font-color"/>
    </style:style>
    <style:style style:name="T34_41" style:family="text"/>
    <style:style style:name="T34_42" style:family="text">
      <style:text-properties fo:color="#1155cc" style:text-underline-style="solid" style:text-underline-color="font-color"/>
    </style:style>
    <style:style style:name="T34_43" style:family="text"/>
    <style:style style:name="T34_44" style:family="text">
      <style:text-properties fo:color="#1155cc" style:text-underline-style="solid" style:text-underline-color="font-color"/>
    </style:style>
    <style:style style:name="T34_45" style:family="text"/>
    <style:style style:name="T34_46" style:family="text">
      <style:text-properties fo:color="#1155cc" style:text-underline-style="solid" style:text-underline-color="font-color"/>
    </style:style>
    <style:style style:name="T34_47" style:family="text"/>
    <style:style style:name="T34_48" style:family="text">
      <style:text-properties fo:color="#1155cc" style:text-underline-style="solid" style:text-underline-color="font-color"/>
    </style:style>
    <style:style style:name="T34_49" style:family="text"/>
    <style:style style:name="T34_50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text-align="justify"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>
      <style:text-properties fo:color="#1155cc" style:text-underline-style="solid" style:text-underline-color="font-color"/>
    </style:style>
    <style:style style:name="T35_5" style:family="text"/>
    <style:style style:name="T35_6" style:family="text">
      <style:text-properties fo:color="#1155cc" style:text-underline-style="solid" style:text-underline-color="font-color"/>
    </style:style>
    <style:style style:name="T35_7" style:family="text"/>
    <style:style style:name="T35_8" style:family="text">
      <style:text-properties fo:color="#1155cc" style:text-underline-style="solid" style:text-underline-color="font-color"/>
    </style:style>
    <style:style style:name="T35_9" style:family="text"/>
    <style:style style:name="T35_10" style:family="text">
      <style:text-properties fo:color="#1155cc" style:text-underline-style="solid" style:text-underline-color="font-color"/>
    </style:style>
    <style:style style:name="T35_11" style:family="text"/>
    <style:style style:name="T35_12" style:family="text">
      <style:text-properties fo:color="#1155cc" style:text-underline-style="solid" style:text-underline-color="font-color"/>
    </style:style>
    <style:style style:name="T35_13" style:family="text"/>
    <style:style style:name="T35_14" style:family="text">
      <style:text-properties fo:color="#1155cc" style:text-underline-style="solid" style:text-underline-color="font-color"/>
    </style:style>
    <style:style style:name="T35_15" style:family="text"/>
    <style:style style:name="T35_16" style:family="text">
      <style:text-properties fo:color="#1155cc" style:text-underline-style="solid" style:text-underline-color="font-color"/>
    </style:style>
    <style:style style:name="T35_17" style:family="text"/>
    <style:style style:name="T35_18" style:family="text">
      <style:text-properties fo:color="#1155cc" style:text-underline-style="solid" style:text-underline-color="font-color"/>
    </style:style>
    <style:style style:name="T35_19" style:family="text"/>
    <style:style style:name="T35_20" style:family="text">
      <style:text-properties fo:color="#1155cc" style:text-underline-style="solid" style:text-underline-color="font-color"/>
    </style:style>
    <style:style style:name="T35_21" style:family="text"/>
    <style:style style:name="T35_22" style:family="text">
      <style:text-properties fo:color="#1155cc" style:text-underline-style="solid" style:text-underline-color="font-color"/>
    </style:style>
    <style:style style:name="T35_23" style:family="text"/>
    <style:style style:name="T35_24" style:family="text">
      <style:text-properties fo:color="#1155cc" style:text-underline-style="solid" style:text-underline-color="font-color"/>
    </style:style>
    <style:style style:name="T35_25" style:family="text"/>
    <style:style style:name="T35_26" style:family="text">
      <style:text-properties fo:color="#1155cc" style:text-underline-style="solid" style:text-underline-color="font-color"/>
    </style:style>
    <style:style style:name="T35_27" style:family="text"/>
    <style:style style:name="T35_28" style:family="text">
      <style:text-properties fo:color="#1155cc" style:text-underline-style="solid" style:text-underline-color="font-color"/>
    </style:style>
    <style:style style:name="T35_29" style:family="text"/>
    <style:style style:name="T35_30" style:family="text">
      <style:text-properties fo:color="#1155cc" style:text-underline-style="solid" style:text-underline-color="font-color"/>
    </style:style>
    <style:style style:name="T35_31" style:family="text"/>
    <style:style style:name="T35_32" style:family="text">
      <style:text-properties fo:color="#1155cc" style:text-underline-style="solid" style:text-underline-color="font-color"/>
    </style:style>
    <style:style style:name="T35_33" style:family="text"/>
    <style:style style:name="T35_34" style:family="text">
      <style:text-properties fo:color="#1155cc" style:text-underline-style="solid" style:text-underline-color="font-color"/>
    </style:style>
    <style:style style:name="P36" style:family="paragraph" style:parent-style-name="Standard">
      <style:paragraph-properties fo:text-align="justify" fo:break-before="auto" fo:line-height="115%" style:writing-mode="lr-tb"/>
    </style:style>
    <style:style style:name="P37" style:family="paragraph" style:parent-style-name="Standard">
      <style:paragraph-properties fo:text-align="justify" fo:break-before="auto" fo:line-height="115%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T37_3" style:family="text"/>
    <style:style style:name="T37_4" style:family="text">
      <style:text-properties fo:color="#1155cc" style:text-underline-style="solid" style:text-underline-color="font-color"/>
    </style:style>
    <style:style style:name="T37_5" style:family="text"/>
    <style:style style:name="T37_6" style:family="text">
      <style:text-properties fo:color="#1155cc" style:text-underline-style="solid" style:text-underline-color="font-color"/>
    </style:style>
    <style:style style:name="T37_7" style:family="text"/>
    <style:style style:name="T37_8" style:family="text">
      <style:text-properties fo:color="#1155cc" style:text-underline-style="solid" style:text-underline-color="font-color"/>
    </style:style>
    <style:style style:name="T37_9" style:family="text"/>
    <style:style style:name="T37_10" style:family="text">
      <style:text-properties fo:color="#1155cc" style:text-underline-style="solid" style:text-underline-color="font-color"/>
    </style:style>
    <style:style style:name="T37_11" style:family="text"/>
    <style:style style:name="T37_12" style:family="text">
      <style:text-properties fo:color="#1155cc" style:text-underline-style="solid" style:text-underline-color="font-color"/>
    </style:style>
    <style:style style:name="T37_13" style:family="text"/>
    <style:style style:name="T37_14" style:family="text">
      <style:text-properties fo:color="#1155cc" style:text-underline-style="solid" style:text-underline-color="font-color"/>
    </style:style>
    <style:style style:name="T37_15" style:family="text"/>
    <style:style style:name="T37_16" style:family="text">
      <style:text-properties fo:color="#1155cc" style:text-underline-style="solid" style:text-underline-color="font-color"/>
    </style:style>
    <style:style style:name="T37_17" style:family="text"/>
    <style:style style:name="T37_18" style:family="text">
      <style:text-properties fo:color="#1155cc" style:text-underline-style="solid" style:text-underline-color="font-color"/>
    </style:style>
    <style:style style:name="T37_19" style:family="text"/>
    <style:style style:name="T37_20" style:family="text">
      <style:text-properties fo:color="#1155cc" style:text-underline-style="solid" style:text-underline-color="font-color"/>
    </style:style>
    <style:style style:name="T37_21" style:family="text"/>
    <style:style style:name="T37_22" style:family="text">
      <style:text-properties fo:color="#1155cc" style:text-underline-style="solid" style:text-underline-color="font-color"/>
    </style:style>
    <style:style style:name="T37_23" style:family="text"/>
    <style:style style:name="T37_24" style:family="text">
      <style:text-properties fo:color="#1155cc" style:text-underline-style="solid" style:text-underline-color="font-color"/>
    </style:style>
    <style:style style:name="T37_25" style:family="text"/>
    <style:style style:name="T37_26" style:family="text">
      <style:text-properties fo:color="#1155cc" style:text-underline-style="solid" style:text-underline-color="font-color"/>
    </style:style>
    <style:style style:name="T37_27" style:family="text"/>
    <style:style style:name="T37_28" style:family="text">
      <style:text-properties fo:color="#1155cc" style:text-underline-style="solid" style:text-underline-color="font-color"/>
    </style:style>
    <style:style style:name="T37_29" style:family="text"/>
    <style:style style:name="T37_30" style:family="text">
      <style:text-properties fo:color="#1155cc" style:text-underline-style="solid" style:text-underline-color="font-color"/>
    </style:style>
    <style:style style:name="T37_31" style:family="text"/>
    <style:style style:name="T37_32" style:family="text">
      <style:text-properties fo:color="#1155cc" style:text-underline-style="solid" style:text-underline-color="font-color"/>
    </style:style>
    <style:style style:name="T37_33" style:family="text"/>
    <style:style style:name="T37_34" style:family="text">
      <style:text-properties fo:color="#1155cc" style:text-underline-style="solid" style:text-underline-color="font-color"/>
    </style:style>
    <style:style style:name="T37_35" style:family="text"/>
    <style:style style:name="T37_36" style:family="text">
      <style:text-properties fo:color="#1155cc" style:text-underline-style="solid" style:text-underline-color="font-color"/>
    </style:style>
    <style:style style:name="T37_37" style:family="text"/>
    <style:style style:name="T37_38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text-align="justify"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T38_7" style:family="text"/>
    <style:style style:name="T38_8" style:family="text">
      <style:text-properties fo:color="#1155cc" style:text-underline-style="solid" style:text-underline-color="font-color"/>
    </style:style>
    <style:style style:name="T38_9" style:family="text"/>
    <style:style style:name="T38_10" style:family="text">
      <style:text-properties fo:color="#1155cc" style:text-underline-style="solid" style:text-underline-color="font-color"/>
    </style:style>
    <style:style style:name="T38_11" style:family="text"/>
    <style:style style:name="T38_12" style:family="text">
      <style:text-properties fo:color="#1155cc" style:text-underline-style="solid" style:text-underline-color="font-color"/>
    </style:style>
    <style:style style:name="T38_13" style:family="text"/>
    <style:style style:name="T38_14" style:family="text">
      <style:text-properties fo:color="#1155cc" style:text-underline-style="solid" style:text-underline-color="font-color"/>
    </style:style>
    <style:style style:name="T38_15" style:family="text"/>
    <style:style style:name="T38_16" style:family="text">
      <style:text-properties fo:color="#1155cc" style:text-underline-style="solid" style:text-underline-color="font-color"/>
    </style:style>
    <style:style style:name="T38_17" style:family="text"/>
    <style:style style:name="T38_18" style:family="text">
      <style:text-properties fo:color="#1155cc" style:text-underline-style="solid" style:text-underline-color="font-color"/>
    </style:style>
    <style:style style:name="T38_19" style:family="text"/>
    <style:style style:name="T38_20" style:family="text">
      <style:text-properties fo:color="#1155cc" style:text-underline-style="solid" style:text-underline-color="font-color"/>
    </style:style>
    <style:style style:name="T38_21" style:family="text"/>
    <style:style style:name="T38_22" style:family="text">
      <style:text-properties fo:color="#1155cc" style:text-underline-style="solid" style:text-underline-color="font-color"/>
    </style:style>
    <style:style style:name="T38_23" style:family="text"/>
    <style:style style:name="T38_24" style:family="text">
      <style:text-properties fo:color="#1155cc" style:text-underline-style="solid" style:text-underline-color="font-color"/>
    </style:style>
    <style:style style:name="T38_25" style:family="text"/>
    <style:style style:name="T38_26" style:family="text">
      <style:text-properties fo:color="#1155cc" style:text-underline-style="solid" style:text-underline-color="font-color"/>
    </style:style>
    <style:style style:name="T38_27" style:family="text"/>
    <style:style style:name="T38_28" style:family="text">
      <style:text-properties fo:color="#1155cc" style:text-underline-style="solid" style:text-underline-color="font-color"/>
    </style:style>
    <style:style style:name="T38_29" style:family="text"/>
    <style:style style:name="T38_30" style:family="text">
      <style:text-properties fo:color="#1155cc" style:text-underline-style="solid" style:text-underline-color="font-color"/>
    </style:style>
    <style:style style:name="T38_31" style:family="text"/>
    <style:style style:name="T38_32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text-align="justify" fo:break-before="auto" fo:line-height="115%" style:writing-mode="lr-tb"/>
    </style:style>
    <style:style style:name="P40" style:family="paragraph" style:parent-style-name="Standard">
      <style:paragraph-properties fo:text-align="justify" fo:break-before="auto" fo:line-height="115%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T40_5" style:family="text"/>
    <style:style style:name="T40_6" style:family="text">
      <style:text-properties fo:color="#1155cc" style:text-underline-style="solid" style:text-underline-color="font-color"/>
    </style:style>
    <style:style style:name="T40_7" style:family="text"/>
    <style:style style:name="T40_8" style:family="text">
      <style:text-properties fo:color="#1155cc" style:text-underline-style="solid" style:text-underline-color="font-color"/>
    </style:style>
    <style:style style:name="T40_9" style:family="text"/>
    <style:style style:name="T40_10" style:family="text">
      <style:text-properties fo:color="#1155cc" style:text-underline-style="solid" style:text-underline-color="font-color"/>
    </style:style>
    <style:style style:name="T40_11" style:family="text"/>
    <style:style style:name="T40_12" style:family="text">
      <style:text-properties fo:color="#1155cc" style:text-underline-style="solid" style:text-underline-color="font-color"/>
    </style:style>
    <style:style style:name="T40_13" style:family="text"/>
    <style:style style:name="T40_14" style:family="text">
      <style:text-properties fo:color="#1155cc" style:text-underline-style="solid" style:text-underline-color="font-color"/>
    </style:style>
    <style:style style:name="T40_15" style:family="text"/>
    <style:style style:name="T40_16" style:family="text">
      <style:text-properties fo:color="#1155cc" style:text-underline-style="solid" style:text-underline-color="font-color"/>
    </style:style>
    <style:style style:name="T40_17" style:family="text"/>
    <style:style style:name="T40_18" style:family="text">
      <style:text-properties fo:color="#1155cc" style:text-underline-style="solid" style:text-underline-color="font-color"/>
    </style:style>
    <style:style style:name="T40_19" style:family="text"/>
    <style:style style:name="T40_20" style:family="text">
      <style:text-properties fo:color="#1155cc" style:text-underline-style="solid" style:text-underline-color="font-color"/>
    </style:style>
    <style:style style:name="T40_21" style:family="text"/>
    <style:style style:name="T40_22" style:family="text">
      <style:text-properties fo:color="#1155cc" style:text-underline-style="solid" style:text-underline-color="font-color"/>
    </style:style>
    <style:style style:name="T40_23" style:family="text"/>
    <style:style style:name="T40_24" style:family="text">
      <style:text-properties fo:color="#1155cc" style:text-underline-style="solid" style:text-underline-color="font-color"/>
    </style:style>
    <style:style style:name="T40_25" style:family="text"/>
    <style:style style:name="T40_26" style:family="text">
      <style:text-properties fo:color="#1155cc" style:text-underline-style="solid" style:text-underline-color="font-color"/>
    </style:style>
    <style:style style:name="T40_27" style:family="text"/>
    <style:style style:name="T40_28" style:family="text">
      <style:text-properties fo:color="#1155cc" style:text-underline-style="solid" style:text-underline-color="font-color"/>
    </style:style>
    <style:style style:name="T40_29" style:family="text"/>
    <style:style style:name="T40_30" style:family="text">
      <style:text-properties fo:color="#1155cc" style:text-underline-style="solid" style:text-underline-color="font-color"/>
    </style:style>
    <style:style style:name="T40_31" style:family="text"/>
    <style:style style:name="T40_32" style:family="text">
      <style:text-properties fo:color="#1155cc" style:text-underline-style="solid" style:text-underline-color="font-color"/>
    </style:style>
    <style:style style:name="T40_33" style:family="text"/>
    <style:style style:name="T40_34" style:family="text">
      <style:text-properties fo:color="#1155cc" style:text-underline-style="solid" style:text-underline-color="font-color"/>
    </style:style>
    <style:style style:name="T40_35" style:family="text"/>
    <style:style style:name="T40_36" style:family="text">
      <style:text-properties fo:color="#1155cc" style:text-underline-style="solid" style:text-underline-color="font-color"/>
    </style:style>
    <style:style style:name="T40_37" style:family="text"/>
    <style:style style:name="T40_38" style:family="text">
      <style:text-properties fo:color="#1155cc" style:text-underline-style="solid" style:text-underline-color="font-color"/>
    </style:style>
    <style:style style:name="T40_39" style:family="text"/>
    <style:style style:name="T40_40" style:family="text">
      <style:text-properties fo:color="#1155cc" style:text-underline-style="solid" style:text-underline-color="font-color"/>
    </style:style>
    <style:style style:name="T40_41" style:family="text"/>
    <style:style style:name="T40_42" style:family="text">
      <style:text-properties fo:color="#1155cc" style:text-underline-style="solid" style:text-underline-color="font-color"/>
    </style:style>
    <style:style style:name="T40_43" style:family="text"/>
    <style:style style:name="T40_44" style:family="text">
      <style:text-properties fo:color="#1155cc" style:text-underline-style="solid" style:text-underline-color="font-color"/>
    </style:style>
    <style:style style:name="T40_45" style:family="text"/>
    <style:style style:name="T40_46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text-align="justify"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>
      <style:text-properties fo:color="#1155cc" style:text-underline-style="solid" style:text-underline-color="font-color"/>
    </style:style>
    <style:style style:name="T41_5" style:family="text"/>
    <style:style style:name="T41_6" style:family="text">
      <style:text-properties fo:color="#1155cc" style:text-underline-style="solid" style:text-underline-color="font-color"/>
    </style:style>
    <style:style style:name="T41_7" style:family="text"/>
    <style:style style:name="T41_8" style:family="text">
      <style:text-properties fo:color="#1155cc" style:text-underline-style="solid" style:text-underline-color="font-color"/>
    </style:style>
    <style:style style:name="T41_9" style:family="text"/>
    <style:style style:name="T41_10" style:family="text">
      <style:text-properties fo:color="#1155cc" style:text-underline-style="solid" style:text-underline-color="font-color"/>
    </style:style>
    <style:style style:name="T41_11" style:family="text"/>
    <style:style style:name="T41_12" style:family="text">
      <style:text-properties fo:color="#1155cc" style:text-underline-style="solid" style:text-underline-color="font-color"/>
    </style:style>
    <style:style style:name="T41_13" style:family="text"/>
    <style:style style:name="T41_14" style:family="text">
      <style:text-properties fo:color="#1155cc" style:text-underline-style="solid" style:text-underline-color="font-color"/>
    </style:style>
    <style:style style:name="T41_15" style:family="text"/>
    <style:style style:name="T41_16" style:family="text">
      <style:text-properties fo:color="#1155cc" style:text-underline-style="solid" style:text-underline-color="font-color"/>
    </style:style>
    <style:style style:name="T41_17" style:family="text"/>
    <style:style style:name="T41_18" style:family="text">
      <style:text-properties fo:color="#1155cc" style:text-underline-style="solid" style:text-underline-color="font-color"/>
    </style:style>
    <style:style style:name="T41_19" style:family="text"/>
    <style:style style:name="T41_20" style:family="text">
      <style:text-properties fo:color="#1155cc" style:text-underline-style="solid" style:text-underline-color="font-color"/>
    </style:style>
    <style:style style:name="T41_21" style:family="text"/>
    <style:style style:name="T41_22" style:family="text">
      <style:text-properties fo:color="#1155cc" style:text-underline-style="solid" style:text-underline-color="font-color"/>
    </style:style>
    <style:style style:name="T41_23" style:family="text"/>
    <style:style style:name="T41_24" style:family="text">
      <style:text-properties fo:color="#1155cc" style:text-underline-style="solid" style:text-underline-color="font-color"/>
    </style:style>
    <style:style style:name="T41_25" style:family="text"/>
    <style:style style:name="T41_26" style:family="text">
      <style:text-properties fo:color="#1155cc" style:text-underline-style="solid" style:text-underline-color="font-color"/>
    </style:style>
    <style:style style:name="T41_27" style:family="text"/>
    <style:style style:name="T41_28" style:family="text">
      <style:text-properties fo:color="#1155cc" style:text-underline-style="solid" style:text-underline-color="font-color"/>
    </style:style>
    <style:style style:name="T41_29" style:family="text"/>
    <style:style style:name="T41_30" style:family="text">
      <style:text-properties fo:color="#1155cc" style:text-underline-style="solid" style:text-underline-color="font-color"/>
    </style:style>
    <style:style style:name="T41_31" style:family="text"/>
    <style:style style:name="T41_32" style:family="text">
      <style:text-properties fo:color="#1155cc" style:text-underline-style="solid" style:text-underline-color="font-color"/>
    </style:style>
    <style:style style:name="T41_33" style:family="text"/>
    <style:style style:name="T41_34" style:family="text">
      <style:text-properties fo:color="#1155cc" style:text-underline-style="solid" style:text-underline-color="font-color"/>
    </style:style>
    <style:style style:name="T41_35" style:family="text"/>
    <style:style style:name="T41_36" style:family="text">
      <style:text-properties fo:color="#1155cc" style:text-underline-style="solid" style:text-underline-color="font-color"/>
    </style:style>
    <style:style style:name="T41_37" style:family="text"/>
    <style:style style:name="T41_38" style:family="text">
      <style:text-properties fo:color="#1155cc" style:text-underline-style="solid" style:text-underline-color="font-color"/>
    </style:style>
    <style:style style:name="T41_39" style:family="text"/>
    <style:style style:name="T41_40" style:family="text">
      <style:text-properties fo:color="#1155cc" style:text-underline-style="solid" style:text-underline-color="font-color"/>
    </style:style>
    <style:style style:name="T41_41" style:family="text"/>
    <style:style style:name="T41_42" style:family="text">
      <style:text-properties fo:color="#1155cc" style:text-underline-style="solid" style:text-underline-color="font-color"/>
    </style:style>
    <style:style style:name="T41_43" style:family="text"/>
    <style:style style:name="T41_44" style:family="text">
      <style:text-properties fo:color="#1155cc" style:text-underline-style="solid" style:text-underline-color="font-color"/>
    </style:style>
    <style:style style:name="T41_45" style:family="text"/>
    <style:style style:name="T41_46" style:family="text">
      <style:text-properties fo:color="#1155cc" style:text-underline-style="solid" style:text-underline-color="font-color"/>
    </style:style>
    <style:style style:name="T41_47" style:family="text"/>
    <style:style style:name="T41_48" style:family="text">
      <style:text-properties fo:color="#1155cc" style:text-underline-style="solid" style:text-underline-color="font-color"/>
    </style:style>
    <style:style style:name="T41_49" style:family="text"/>
  </office:automatic-styles>
  <office:body>
    <office:text>
      <text:p text:style-name="P1"><text:span text:style-name="T1_1"><office:annotation><dc:creator/><text:p text:style-name="P2"><text:span text:style-name="T2_1">tytuł</text:span></text:p></office:annotation></text:span><text:span text:style-name="T2_2">Gandzia</text:span><text:span text:style-name="T2_3"><text:s/></text:span><text:span text:style-name="T2_4">Gra</text:span></text:p>
      <text:p text:style-name="P3"><text:span text:style-name="T3_1"><office:annotation><dc:creator/><text:p text:style-name="P4"><text:span text:style-name="T4_1">podtytuł</text:span></text:p></office:annotation></text:span><text:span text:style-name="T4_2">w</text:span><text:span text:style-name="T4_3"><text:s/>“</text:span><text:span text:style-name="T4_4">Warcrafta</text:span><text:span text:style-name="T4_5"><text:s/></text:span><text:span text:style-name="T4_6">III</text:span><text:span text:style-name="T4_7">”</text:span></text:p>
      <text:p text:style-name="P5"><text:span text:style-name="T5_1">Gandzia</text:span></text:p>
      <text:p text:style-name="P6"/>
      <text:p text:style-name="P7"><text:span text:style-name="T7_1">Witam</text:span><text:span text:style-name="T7_2"><text:s/></text:span><text:span text:style-name="T7_3">w</text:span><text:span text:style-name="T7_4"><text:s/></text:span><text:span text:style-name="T7_5">pierwszym</text:span><text:span text:style-name="T7_6"><text:s/>(</text:span><text:span text:style-name="T7_7">i</text:span><text:span text:style-name="T7_8">,<text:s/></text:span><text:span text:style-name="T7_9">miejmy</text:span><text:span text:style-name="T7_10"><text:s/></text:span><text:span text:style-name="T7_11">nadzieję</text:span><text:span text:style-name="T7_12">,<text:s/></text:span><text:span text:style-name="T7_13">nie</text:span><text:span text:style-name="T7_14"><text:s/></text:span><text:span text:style-name="T7_15">ostatnim</text:span><text:span text:style-name="T7_16">)<text:s/></text:span><text:span text:style-name="T7_17">artykule</text:span><text:span text:style-name="T7_18"><text:s/></text:span><text:span text:style-name="T7_19">z</text:span><text:span text:style-name="T7_20"><text:s/></text:span><text:span text:style-name="T7_21">nowej</text:span><text:span text:style-name="T7_22"><text:s/></text:span><text:span text:style-name="T7_23">serii</text:span><text:span text:style-name="T7_24">,<text:s/></text:span><text:span text:style-name="T7_25">w</text:span><text:span text:style-name="T7_26"><text:s/></text:span><text:span text:style-name="T7_27">której</text:span><text:span text:style-name="T7_28"><text:s/></text:span><text:span text:style-name="T7_29">mam</text:span><text:span text:style-name="T7_30"><text:s/></text:span><text:span text:style-name="T7_31">zamiar</text:span><text:span text:style-name="T7_32"><text:s/></text:span><text:span text:style-name="T7_33">przedstawiać</text:span><text:span text:style-name="T7_34"><text:s/></text:span><text:span text:style-name="T7_35">stare</text:span><text:span text:style-name="T7_36">,<text:s/></text:span><text:span text:style-name="T7_37">niekiedy</text:span><text:span text:style-name="T7_38"><text:s/></text:span><text:span text:style-name="T7_39">już</text:span><text:span text:style-name="T7_40"><text:s/></text:span><text:span text:style-name="T7_41">zapomniane</text:span><text:span text:style-name="T7_42"><text:s/></text:span><text:span text:style-name="T7_43">gry</text:span><text:span text:style-name="T7_44">.<text:s/></text:span><text:span text:style-name="T7_45">W</text:span><text:span text:style-name="T7_46"><text:s/></text:span><text:span text:style-name="T7_47">przeciwieństwie</text:span><text:span text:style-name="T7_48"><text:s/></text:span><text:span text:style-name="T7_49">jednak</text:span><text:span text:style-name="T7_50"><text:s/></text:span><text:span text:style-name="T7_51">do</text:span><text:span text:style-name="T7_52"><text:s/></text:span><text:span text:style-name="T7_53">mojego</text:span><text:span text:style-name="T7_54"><text:s/></text:span><text:span text:style-name="T7_55">redakcyjnego</text:span><text:span text:style-name="T7_56"><text:s/></text:span><text:span text:style-name="T7_57">kolegi</text:span><text:span text:style-name="T7_58"><text:s/></text:span><text:span text:style-name="T7_59">Dolara</text:span><text:span text:style-name="T7_60">,<text:s/></text:span><text:span text:style-name="T7_61">będę</text:span><text:span text:style-name="T7_62"><text:s/></text:span><text:span text:style-name="T7_63">opisywał</text:span><text:span text:style-name="T7_64"><text:s/></text:span><text:span text:style-name="T7_65">tytuły</text:span><text:span text:style-name="T7_66">,<text:s/></text:span><text:span text:style-name="T7_67">których</text:span><text:span text:style-name="T7_68"><text:s/></text:span><text:span text:style-name="T7_69">nie</text:span><text:span text:style-name="T7_70"><text:s/></text:span><text:span text:style-name="T7_71">musicie</text:span><text:span text:style-name="T7_72"><text:s/></text:span><text:span text:style-name="T7_73">szukać</text:span><text:span text:style-name="T7_74"><text:s/></text:span><text:span text:style-name="T7_75">w</text:span><text:span text:style-name="T7_76"><text:s/></text:span><text:span text:style-name="T7_77">muzeach</text:span><text:span text:style-name="T7_78"><text:s/></text:span><text:span text:style-name="T7_79">archeologicznych</text:span><text:span text:style-name="T7_80">.<text:s/></text:span><text:span text:style-name="T7_81">Na</text:span><text:span text:style-name="T7_82"><text:s/></text:span><text:span text:style-name="T7_83">pierwszy</text:span><text:span text:style-name="T7_84"><text:s/></text:span><text:span text:style-name="T7_85">ogień</text:span><text:span text:style-name="T7_86"><text:s/></text:span><text:span text:style-name="T7_87">wybrałem</text:span><text:span text:style-name="T7_88"><text:s/></text:span><text:span text:style-name="T7_89">pozycję</text:span><text:span text:style-name="T7_90">,<text:s/></text:span><text:span text:style-name="T7_91">w</text:span><text:span text:style-name="T7_92"><text:s/></text:span><text:span text:style-name="T7_93">którą</text:span><text:span text:style-name="T7_94"><text:s/></text:span><text:span text:style-name="T7_95">okazyjnie</text:span><text:span text:style-name="T7_96"><text:s/></text:span><text:span text:style-name="T7_97">gram</text:span><text:span text:style-name="T7_98"><text:s/></text:span><text:span text:style-name="T7_99">do</text:span><text:span text:style-name="T7_100"><text:s/></text:span><text:span text:style-name="T7_101">dziś</text:span><text:span text:style-name="T7_102">.<text:s/></text:span></text:p>
      <text:p text:style-name="P8"/>
      <text:p text:style-name="P9"><text:span text:style-name="T9_1">Cofnijmy</text:span><text:span text:style-name="T9_2"><text:s/></text:span><text:span text:style-name="T9_3">się</text:span><text:span text:style-name="T9_4"><text:s/></text:span><text:span text:style-name="T9_5">w</text:span><text:span text:style-name="T9_6"><text:s/></text:span><text:span text:style-name="T9_7">czasie</text:span><text:span text:style-name="T9_8"><text:s/></text:span><text:span text:style-name="T9_9">do</text:span><text:span text:style-name="T9_10"><text:s/></text:span><text:span text:style-name="T9_11">roku</text:span><text:span text:style-name="T9_12"><text:s/>1994.<text:s/></text:span><text:span text:style-name="T9_13">Gracze</text:span><text:span text:style-name="T9_14"><text:s/></text:span><text:span text:style-name="T9_15">zagrywają</text:span><text:span text:style-name="T9_16"><text:s/></text:span><text:span text:style-name="T9_17">się</text:span><text:span text:style-name="T9_18"><text:s/></text:span><text:span text:style-name="T9_19">w</text:span><text:span text:style-name="T9_20"><text:s/></text:span><text:span text:style-name="T9_21">pierwszą</text:span><text:span text:style-name="T9_22"><text:s/></text:span><text:span text:style-name="T9_23">część</text:span><text:span text:style-name="T9_24"><text:s/>“</text:span><text:span text:style-name="T9_25">Worms</text:span><text:span text:style-name="T9_26">”<text:s/></text:span><text:span text:style-name="T9_27">i</text:span><text:span text:style-name="T9_28"><text:s/></text:span><text:span text:style-name="T9_29">w</text:span><text:span text:style-name="T9_30"><text:s/></text:span><text:span text:style-name="T9_31">wydanego</text:span><text:span text:style-name="T9_32"><text:s/></text:span><text:span text:style-name="T9_33">w</text:span><text:span text:style-name="T9_34"><text:s/></text:span><text:span text:style-name="T9_35">listopadzie</text:span><text:span text:style-name="T9_36"><text:s/>1993<text:s/>“</text:span><text:span text:style-name="T9_37">Mortal</text:span><text:span text:style-name="T9_38"><text:s/></text:span><text:span text:style-name="T9_39">K</text:span><text:span text:style-name="T9_40"><office:annotation><dc:creator/><text:p text:style-name="P10"><text:span text:style-name="T10_1">Combat</text:span><text:span text:style-name="T10_2">?<text:s/></text:span><text:span text:style-name="T10_3">COMBAT</text:span><text:span text:style-name="T10_4">???</text:span></text:p></office:annotation></text:span><text:span text:style-name="T10_5"><office:annotation><dc:creator/><text:p text:style-name="P11"><text:span text:style-name="T11_1">Sorry</text:span><text:span text:style-name="T11_2">,<text:s/></text:span><text:span text:style-name="T11_3">czytałem</text:span><text:span text:style-name="T11_4"><text:s/></text:span><text:span text:style-name="T11_5">nowe</text:span><text:span text:style-name="T11_6"><text:s/></text:span><text:span text:style-name="T11_7">zasady</text:span><text:span text:style-name="T11_8"><text:s/></text:span><text:span text:style-name="T11_9">języka</text:span><text:span text:style-name="T11_10"><text:s/></text:span><text:span text:style-name="T11_11">polskiego</text:span><text:span text:style-name="T11_12"><text:s/></text:span><text:span text:style-name="T11_13">autorstwa</text:span><text:span text:style-name="T11_14"><text:s/></text:span><text:span text:style-name="T11_15">Spidiego</text:span><text:span text:style-name="T11_16"><text:s/></text:span><text:span text:style-name="T11_17">i</text:span><text:span text:style-name="T11_18"><text:s/></text:span><text:span text:style-name="T11_19">zgłupiałem</text:span><text:span text:style-name="T11_20"><text:s/></text:span><text:span text:style-name="T11_21">T</text:span><text:span text:style-name="T11_22">_</text:span><text:span text:style-name="T11_23">T</text:span></text:p></office:annotation></text:span><text:span text:style-name="T11_24"><office:annotation><dc:creator/><text:p text:style-name="P12"><text:span text:style-name="T12_1">Rozumiem</text:span><text:span text:style-name="T12_2">,<text:s/></text:span><text:span text:style-name="T12_3">to</text:span><text:span text:style-name="T12_4"><text:s/></text:span><text:span text:style-name="T12_5">mocna</text:span><text:span text:style-name="T12_6"><text:s/></text:span><text:span text:style-name="T12_7">okoliczność</text:span><text:span text:style-name="T12_8"><text:s/></text:span><text:span text:style-name="T12_9">łagodząca</text:span><text:span text:style-name="T12_10">.<text:s/></text:span><text:span text:style-name="T12_11">Za</text:span><text:span text:style-name="T12_12"><text:s/></text:span><text:span text:style-name="T12_13">pokutę</text:span><text:span text:style-name="T12_14"><text:s/></text:span><text:span text:style-name="T12_15">masz</text:span><text:span text:style-name="T12_16"><text:s/></text:span><text:span text:style-name="T12_17">przejść</text:span><text:span text:style-name="T12_18"><text:s/></text:span><text:span text:style-name="T12_19">tryb</text:span><text:span text:style-name="T12_20"><text:s/></text:span><text:span text:style-name="T12_21">fabularny</text:span><text:span text:style-name="T12_22"><text:s/></text:span><text:span text:style-name="T12_23">MK</text:span><text:span text:style-name="T12_24"><text:s/></text:span><text:span text:style-name="T12_25">X</text:span><text:span text:style-name="T12_26">,<text:s/></text:span><text:span text:style-name="T12_27">ewentualnie</text:span><text:span text:style-name="T12_28"><text:s/></text:span><text:span text:style-name="T12_29">jakiegoś</text:span><text:span text:style-name="T12_30"><text:s/></text:span><text:span text:style-name="T12_31">innego</text:span><text:span text:style-name="T12_32"><text:s/></text:span><text:span text:style-name="T12_33">Kombata</text:span><text:span text:style-name="T12_34">.<text:s/></text:span><text:span text:style-name="T12_35">Idź</text:span><text:span text:style-name="T12_36"><text:s/></text:span><text:span text:style-name="T12_37">i</text:span><text:span text:style-name="T12_38"><text:s/></text:span><text:span text:style-name="T12_39">nie</text:span><text:span text:style-name="T12_40"><text:s/></text:span><text:span text:style-name="T12_41">grzesz</text:span><text:span text:style-name="T12_42"><text:s/></text:span><text:span text:style-name="T12_43">więcej</text:span><text:span text:style-name="T12_44">.</text:span></text:p></office:annotation></text:span><text:span text:style-name="T12_45">ombat</text:span><text:span text:style-name="T12_46"><text:s/></text:span><text:span text:style-name="T12_47">II</text:span><text:span text:style-name="T12_48">”.<text:s/></text:span><text:span text:style-name="T12_49">Wtedy</text:span><text:span text:style-name="T12_50"><text:s/></text:span><text:span text:style-name="T12_51">to</text:span><text:span text:style-name="T12_52">,<text:s/></text:span><text:span text:style-name="T12_53">dokładnie</text:span><text:span text:style-name="T12_54"><text:s/>11<text:s/></text:span><text:span text:style-name="T12_55">marca</text:span><text:span text:style-name="T12_56">,<text:s/></text:span><text:span text:style-name="T12_57">mało</text:span><text:span text:style-name="T12_58"><text:s/></text:span><text:span text:style-name="T12_59">wówczas</text:span><text:span text:style-name="T12_60"><text:s/></text:span><text:span text:style-name="T12_61">znana</text:span><text:span text:style-name="T12_62"><text:s/></text:span><text:span text:style-name="T12_63">firma</text:span><text:span text:style-name="T12_64"><text:s/></text:span><text:span text:style-name="T12_65">Blizzard</text:span><text:span text:style-name="T12_66"><text:s/></text:span><text:span text:style-name="T12_67">wydaje</text:span><text:span text:style-name="T12_68"><text:s/>“</text:span><text:span text:style-name="T12_69">Warcraft</text:span><text:span text:style-name="T12_70">:<text:s/></text:span><text:span text:style-name="T12_71">Orcs</text:span><text:span text:style-name="T12_72"><text:s/></text:span><text:span text:style-name="T12_73">and</text:span><text:span text:style-name="T12_74"><text:s/></text:span><text:span text:style-name="T12_75">Humans</text:span><text:span text:style-name="T12_76">”,<text:s/></text:span><text:span text:style-name="T12_77">przedstawiciela</text:span><text:span text:style-name="T12_78"><text:s/></text:span><text:span text:style-name="T12_79">rodzącego</text:span><text:span text:style-name="T12_80"><text:s/></text:span><text:span text:style-name="T12_81">się</text:span><text:span text:style-name="T12_82"><text:s/></text:span><text:span text:style-name="T12_83">wówczas</text:span><text:span text:style-name="T12_84"><text:s/></text:span><text:span text:style-name="T12_85">gatunku</text:span><text:span text:style-name="T12_86"><text:s/></text:span><text:span text:style-name="T12_87">strategii</text:span><text:span text:style-name="T12_88"><text:s/></text:span><text:span text:style-name="T12_89">czasu</text:span><text:span text:style-name="T12_90"><text:s/></text:span><text:span text:style-name="T12_91">rzeczywistego</text:span><text:span text:style-name="T12_92">.<text:s/></text:span><text:span text:style-name="T12_93">Rok</text:span><text:span text:style-name="T12_94"><text:s/></text:span><text:span text:style-name="T12_95">później</text:span><text:span text:style-name="T12_96"><text:s/></text:span><text:span text:style-name="T12_97">świat</text:span><text:span text:style-name="T12_98"><text:s/></text:span><text:span text:style-name="T12_99">ujrzał</text:span><text:span text:style-name="T12_100"><text:s/></text:span><text:span text:style-name="T12_101">sequel</text:span><text:span text:style-name="T12_102"><text:s/></text:span><text:span text:style-name="T12_103">tej</text:span><text:span text:style-name="T12_104"><text:s/></text:span><text:span text:style-name="T12_105">gry</text:span><text:span text:style-name="T12_106">:<text:s/>“</text:span><text:span text:style-name="T12_107">Warcraft</text:span><text:span text:style-name="T12_108"><text:s/></text:span><text:span text:style-name="T12_109">II</text:span><text:span text:style-name="T12_110">:<text:s/></text:span><text:span text:style-name="T12_111">Tides</text:span><text:span text:style-name="T12_112"><text:s/></text:span><text:span text:style-name="T12_113">of</text:span><text:span text:style-name="T12_114"><text:s/></text:span><text:span text:style-name="T12_115">Darkness</text:span><text:span text:style-name="T12_116">”,<text:s/></text:span><text:span text:style-name="T12_117">do</text:span><text:span text:style-name="T12_118"><text:s/></text:span><text:span text:style-name="T12_119">którego</text:span><text:span text:style-name="T12_120"><text:s/></text:span><text:span text:style-name="T12_121">wkrótce</text:span><text:span text:style-name="T12_122"><text:s/></text:span><text:span text:style-name="T12_123">wypuszczono</text:span><text:span text:style-name="T12_124"><text:s/></text:span><text:span text:style-name="T12_125">dodatek</text:span><text:span text:style-name="T12_126"><text:s/>“</text:span><text:span text:style-name="T12_127">Beyond</text:span><text:span text:style-name="T12_128"><text:s/></text:span><text:span text:style-name="T12_129">the</text:span><text:span text:style-name="T12_130"><text:s/></text:span><text:span text:style-name="T12_131">Dark</text:span><text:span text:style-name="T12_132"><text:s/></text:span><text:span text:style-name="T12_133">Portal</text:span><text:span text:style-name="T12_134">”.<text:s/></text:span><text:span text:style-name="T12_135">Obie</text:span><text:span text:style-name="T12_136"><text:s/></text:span><text:span text:style-name="T12_137">gry</text:span><text:span text:style-name="T12_138"><text:s/></text:span><text:span text:style-name="T12_139">opowiadały</text:span><text:span text:style-name="T12_140"><text:s/></text:span><text:span text:style-name="T12_141">historię</text:span><text:span text:style-name="T12_142"><text:s/></text:span><text:span text:style-name="T12_143">wielkiego</text:span><text:span text:style-name="T12_144"><text:s/></text:span><text:span text:style-name="T12_145">konfliktu</text:span><text:span text:style-name="T12_146"><text:s/></text:span><text:span text:style-name="T12_147">między</text:span><text:span text:style-name="T12_148"><text:s/></text:span><text:span text:style-name="T12_149">ludźmi</text:span><text:span text:style-name="T12_150"><text:s/></text:span><text:span text:style-name="T12_151">a</text:span><text:span text:style-name="T12_152"><text:s/></text:span><text:span text:style-name="T12_153">orkami</text:span><text:span text:style-name="T12_154"><text:s/></text:span><text:span text:style-name="T12_155">w</text:span><text:span text:style-name="T12_156"><text:s/></text:span><text:span text:style-name="T12_157">fantastycznym</text:span><text:span text:style-name="T12_158"><text:s/></text:span><text:span text:style-name="T12_159">świecie</text:span><text:span text:style-name="T12_160"><text:s/></text:span><text:span text:style-name="T12_161">Azeroth</text:span><text:span text:style-name="T12_162">,<text:s/></text:span><text:span text:style-name="T12_163">który</text:span><text:span text:style-name="T12_164"><text:s/></text:span><text:span text:style-name="T12_165">wiele</text:span><text:span text:style-name="T12_166"><text:s/></text:span><text:span text:style-name="T12_167">osób</text:span><text:span text:style-name="T12_168"><text:s/></text:span><text:span text:style-name="T12_169">zapewne</text:span><text:span text:style-name="T12_170"><text:s/></text:span><text:span text:style-name="T12_171">kojarzy</text:span><text:span text:style-name="T12_172"><text:s/></text:span><text:span text:style-name="T12_173">z</text:span><text:span text:style-name="T12_174"><text:s/></text:span><text:span text:style-name="T12_175">MMORPG</text:span><text:span text:style-name="T12_176"><text:s/>“</text:span><text:span text:style-name="T12_177">World</text:span><text:span text:style-name="T12_178"><text:s/></text:span><text:span text:style-name="T12_179">of</text:span><text:span text:style-name="T12_180"><text:s/></text:span><text:span text:style-name="T12_181">Warcraft</text:span><text:span text:style-name="T12_182">”<text:s/></text:span><text:span text:style-name="T12_183">albo</text:span><text:span text:style-name="T12_184"><text:s/></text:span><text:span text:style-name="T12_185">z</text:span><text:span text:style-name="T12_186"><text:s/></text:span><text:span text:style-name="T12_187">wydanego</text:span><text:span text:style-name="T12_188"><text:s/></text:span><text:span text:style-name="T12_189">w</text:span><text:span text:style-name="T12_190"><text:s/></text:span><text:span text:style-name="T12_191">tym</text:span><text:span text:style-name="T12_192"><text:s/></text:span><text:span text:style-name="T12_193">roku</text:span><text:span text:style-name="T12_194"><text:s/></text:span><text:span text:style-name="T12_195">filmu</text:span><text:span text:style-name="T12_196">.<text:s/></text:span><text:span text:style-name="T12_197">Obie</text:span><text:span text:style-name="T12_198"><text:s/></text:span><text:span text:style-name="T12_199">też</text:span><text:span text:style-name="T12_200">,<text:s/></text:span><text:span text:style-name="T12_201">w</text:span><text:span text:style-name="T12_202"><text:s/></text:span><text:span text:style-name="T12_203">szczególności</text:span><text:span text:style-name="T12_204"><text:s/></text:span><text:span text:style-name="T12_205">zaś</text:span><text:span text:style-name="T12_206"><text:s/></text:span><text:span text:style-name="T12_207">dwójka</text:span><text:span text:style-name="T12_208">,<text:s/></text:span><text:span text:style-name="T12_209">szybko</text:span><text:span text:style-name="T12_210"><text:s/></text:span><text:span text:style-name="T12_211">zdobyły</text:span><text:span text:style-name="T12_212"><text:s/></text:span><text:span text:style-name="T12_213">serca</text:span><text:span text:style-name="T12_214"><text:s/></text:span><text:span text:style-name="T12_215">graczy</text:span><text:span text:style-name="T12_216">.</text:span></text:p>
      <text:p text:style-name="P13"/>
      <text:p text:style-name="P14"><text:span text:style-name="T14_1">Na</text:span><text:span text:style-name="T14_2"><text:s/></text:span><text:span text:style-name="T14_3">następną</text:span><text:span text:style-name="T14_4"><text:s/></text:span><text:span text:style-name="T14_5">odsłonę</text:span><text:span text:style-name="T14_6"><text:s/></text:span><text:span text:style-name="T14_7">serii</text:span><text:span text:style-name="T14_8"><text:s/></text:span><text:span text:style-name="T14_9">gracze</text:span><text:span text:style-name="T14_10"><text:s/></text:span><text:span text:style-name="T14_11">musieli</text:span><text:span text:style-name="T14_12"><text:s/></text:span><text:span text:style-name="T14_13">czekać</text:span><text:span text:style-name="T14_14"><text:s/></text:span><text:span text:style-name="T14_15">aż</text:span><text:span text:style-name="T14_16"><text:s/></text:span><text:span text:style-name="T14_17">do</text:span><text:span text:style-name="T14_18"><text:s/>2002<text:s/></text:span><text:span text:style-name="T14_19">roku</text:span><text:span text:style-name="T14_20">.<text:s/></text:span><text:span text:style-name="T14_21">Akcja</text:span><text:span text:style-name="T14_22"><text:s/>“</text:span><text:span text:style-name="T14_23">Warcraft</text:span><text:span text:style-name="T14_24"><text:s/></text:span><text:span text:style-name="T14_25">III</text:span><text:span text:style-name="T14_26">:<text:s/></text:span><text:span text:style-name="T14_27">Reign</text:span><text:span text:style-name="T14_28"><text:s/></text:span><text:span text:style-name="T14_29">of</text:span><text:span text:style-name="T14_30"><text:s/></text:span><text:span text:style-name="T14_31">Chaos</text:span><text:span text:style-name="T14_32">”,<text:s/></text:span><text:span text:style-name="T14_33">bo</text:span><text:span text:style-name="T14_34"><text:s/></text:span><text:span text:style-name="T14_35">o</text:span><text:span text:style-name="T14_36"><text:s/></text:span><text:span text:style-name="T14_37">nim</text:span><text:span text:style-name="T14_38"><text:s/></text:span><text:span text:style-name="T14_39">mowa</text:span><text:span text:style-name="T14_40">,<text:s/></text:span><text:span text:style-name="T14_41">toczyła</text:span><text:span text:style-name="T14_42"><text:s/></text:span><text:span text:style-name="T14_43">się</text:span><text:span text:style-name="T14_44"><text:s/></text:span><text:span text:style-name="T14_45">piętnaście</text:span><text:span text:style-name="T14_46"><text:s/></text:span><text:span text:style-name="T14_47">lat</text:span><text:span text:style-name="T14_48"><text:s/></text:span><text:span text:style-name="T14_49">po</text:span><text:span text:style-name="T14_50"><text:s/></text:span><text:span text:style-name="T14_51">zakończeniu</text:span><text:span text:style-name="T14_52"><text:s/></text:span><text:span text:style-name="T14_53">historii</text:span><text:span text:style-name="T14_54"><text:s/></text:span><text:span text:style-name="T14_55">z</text:span><text:span text:style-name="T14_56"><text:s/></text:span><text:span text:style-name="T14_57">drugiej</text:span><text:span text:style-name="T14_58"><text:s/></text:span><text:span text:style-name="T14_59">części</text:span><text:span text:style-name="T14_60"><text:s/></text:span><text:span text:style-name="T14_61">i</text:span><text:span text:style-name="T14_62"><text:s/></text:span><text:span text:style-name="T14_63">opowiadała</text:span><text:span text:style-name="T14_64"><text:s/></text:span><text:span text:style-name="T14_65">historię</text:span><text:span text:style-name="T14_66"><text:s/></text:span><text:span text:style-name="T14_67">inwazji</text:span><text:span text:style-name="T14_68"><text:s/></text:span><text:span text:style-name="T14_69">demonów</text:span><text:span text:style-name="T14_70"><text:s/></text:span><text:span text:style-name="T14_71">na</text:span><text:span text:style-name="T14_72"><text:s/></text:span><text:span text:style-name="T14_73">Azeroth</text:span><text:span text:style-name="T14_74">.<text:s/></text:span><text:span text:style-name="T14_75">Fabuła</text:span><text:span text:style-name="T14_76">,<text:s/></text:span><text:span text:style-name="T14_77">chociaż</text:span><text:span text:style-name="T14_78"><text:s/></text:span><text:span text:style-name="T14_79">prosta</text:span><text:span text:style-name="T14_80"><text:s/></text:span><text:span text:style-name="T14_81">jak</text:span><text:span text:style-name="T14_82"><text:s/></text:span><text:span text:style-name="T14_83">konstrukcja</text:span><text:span text:style-name="T14_84"><text:s/></text:span><text:span text:style-name="T14_85">cepa</text:span><text:span text:style-name="T14_86">,<text:s/></text:span><text:span text:style-name="T14_87">potrafiła</text:span><text:span text:style-name="T14_88"><text:s/></text:span><text:span text:style-name="T14_89">wciągnąć</text:span><text:span text:style-name="T14_90">,<text:s/></text:span><text:span text:style-name="T14_91">w</text:span><text:span text:style-name="T14_92"><text:s/></text:span><text:span text:style-name="T14_93">czym</text:span><text:span text:style-name="T14_94"><text:s/></text:span><text:span text:style-name="T14_95">pomagały</text:span><text:span text:style-name="T14_96"><text:s/></text:span><text:span text:style-name="T14_97">zwroty</text:span><text:span text:style-name="T14_98"><text:s/></text:span><text:span text:style-name="T14_99">akcji</text:span><text:span text:style-name="T14_100">,<text:s/></text:span><text:span text:style-name="T14_101">zrobione</text:span><text:span text:style-name="T14_102"><text:s/></text:span><text:span text:style-name="T14_103">na</text:span><text:span text:style-name="T14_104"><text:s/></text:span><text:span text:style-name="T14_105">silniku</text:span><text:span text:style-name="T14_106"><text:s/></text:span><text:span text:style-name="T14_107">gry</text:span><text:span text:style-name="T14_108"><text:s/></text:span><text:span text:style-name="T14_109">przerywniki</text:span><text:span text:style-name="T14_110"><text:s/></text:span><text:span text:style-name="T14_111">między</text:span><text:span text:style-name="T14_112"><text:s/></text:span><text:span text:style-name="T14_113">misjami</text:span><text:span text:style-name="T14_114"><text:s/></text:span><text:span text:style-name="T14_115">i</text:span><text:span text:style-name="T14_116"><text:s/></text:span><text:span text:style-name="T14_117">kończące</text:span><text:span text:style-name="T14_118"><text:s/></text:span><text:span text:style-name="T14_119">każdą</text:span><text:span text:style-name="T14_120"><text:s/></text:span><text:span text:style-name="T14_121">kampanię</text:span><text:span text:style-name="T14_122"><text:s/></text:span><text:span text:style-name="T14_123">krótkie</text:span><text:span text:style-name="T14_124"><text:s/></text:span><text:span text:style-name="T14_125">filmy</text:span><text:span text:style-name="T14_126"><text:s/></text:span><text:span text:style-name="T14_127">CGI</text:span><text:span text:style-name="T14_128">.<text:s/></text:span><text:span text:style-name="T14_129">W</text:span><text:span text:style-name="T14_130"><text:s/>2003<text:s/></text:span><text:span text:style-name="T14_131">Blizzard</text:span><text:span text:style-name="T14_132"><text:s/></text:span><text:span text:style-name="T14_133">wydał</text:span><text:span text:style-name="T14_134"><text:s/></text:span><text:span text:style-name="T14_135">dodatek</text:span><text:span text:style-name="T14_136"><text:s/></text:span><text:span text:style-name="T14_137">do</text:span><text:span text:style-name="T14_138"><text:s/></text:span><text:span text:style-name="T14_139">gry</text:span><text:span text:style-name="T14_140">,<text:s/>“</text:span><text:span text:style-name="T14_141">The</text:span><text:span text:style-name="T14_142"><text:s/></text:span><text:span text:style-name="T14_143">Frozen</text:span><text:span text:style-name="T14_144"><text:s/></text:span><text:span text:style-name="T14_145">Throne</text:span><text:span text:style-name="T14_146">”,<text:s/></text:span><text:span text:style-name="T14_147">który</text:span><text:span text:style-name="T14_148"><text:s/></text:span><text:span text:style-name="T14_149">dodawał</text:span><text:span text:style-name="T14_150"><text:s/></text:span><text:span text:style-name="T14_151">nowe</text:span><text:span text:style-name="T14_152"><text:s/></text:span><text:span text:style-name="T14_153">jednostki</text:span><text:span text:style-name="T14_154"><text:s/></text:span><text:span text:style-name="T14_155">i</text:span><text:span text:style-name="T14_156"><text:s/></text:span><text:span text:style-name="T14_157">bohaterów</text:span><text:span text:style-name="T14_158">,<text:s/></text:span><text:span text:style-name="T14_159">opowiadał</text:span><text:span text:style-name="T14_160"><text:s/></text:span><text:span text:style-name="T14_161">zaś</text:span><text:span text:style-name="T14_162"><text:s/></text:span><text:span text:style-name="T14_163">o</text:span><text:span text:style-name="T14_164"><text:s/></text:span><text:span text:style-name="T14_165">walce</text:span><text:span text:style-name="T14_166"><text:s/></text:span><text:span text:style-name="T14_167">o</text:span><text:span text:style-name="T14_168"><text:s/></text:span><text:span text:style-name="T14_169">Tron</text:span><text:span text:style-name="T14_170"><text:s/></text:span><text:span text:style-name="T14_171">Mrozu</text:span><text:span text:style-name="T14_172"><text:s/>–<text:s/></text:span><text:span text:style-name="T14_173">artefakt</text:span><text:span text:style-name="T14_174">,<text:s/></text:span><text:span text:style-name="T14_175">w</text:span><text:span text:style-name="T14_176"><text:s/></text:span><text:span text:style-name="T14_177">którym</text:span><text:span text:style-name="T14_178"><text:s/></text:span><text:span text:style-name="T14_179">uwięziony</text:span><text:span text:style-name="T14_180"><text:s/></text:span><text:span text:style-name="T14_181">był</text:span><text:span text:style-name="T14_182"><text:s/></text:span><text:span text:style-name="T14_183">władca</text:span><text:span text:style-name="T14_184"><text:s/></text:span><text:span text:style-name="T14_185">nieumarłych</text:span><text:span text:style-name="T14_186">,<text:s/></text:span><text:span text:style-name="T14_187">Król</text:span><text:span text:style-name="T14_188"><text:s/></text:span><text:span text:style-name="T14_189">Lisz</text:span><text:span text:style-name="T14_190">.</text:span></text:p>
      <text:p text:style-name="P15"/>
      <text:p text:style-name="P16"><text:span text:style-name="T16_1">Pod</text:span><text:span text:style-name="T16_2"><text:s/></text:span><text:span text:style-name="T16_3">względem</text:span><text:span text:style-name="T16_4"><text:s/></text:span><text:span text:style-name="T16_5">mechaniki</text:span><text:span text:style-name="T16_6"><text:s/></text:span><text:span text:style-name="T16_7">gra</text:span><text:span text:style-name="T16_8"><text:s/></text:span><text:span text:style-name="T16_9">była</text:span><text:span text:style-name="T16_10"><text:s/></text:span><text:span text:style-name="T16_11">zbliżona</text:span><text:span text:style-name="T16_12"><text:s/></text:span><text:span text:style-name="T16_13">do</text:span><text:span text:style-name="T16_14"><text:s/></text:span><text:span text:style-name="T16_15">wielu</text:span><text:span text:style-name="T16_16"><text:s/></text:span><text:span text:style-name="T16_17">innych</text:span><text:span text:style-name="T16_18"><text:s/></text:span><text:span text:style-name="T16_19">przedstawicieli</text:span><text:span text:style-name="T16_20"><text:s/></text:span><text:span text:style-name="T16_21">swojego</text:span><text:span text:style-name="T16_22"><text:s/></text:span><text:span text:style-name="T16_23">gatunku</text:span><text:span text:style-name="T16_24">.<text:s/></text:span><text:span text:style-name="T16_25">Robotnicy</text:span><text:span text:style-name="T16_26"><text:s/></text:span><text:span text:style-name="T16_27">zbierali</text:span><text:span text:style-name="T16_28"><text:s/></text:span><text:span text:style-name="T16_29">surowce</text:span><text:span text:style-name="T16_30"><text:s/>–<text:s/></text:span><text:span text:style-name="T16_31">złoto</text:span><text:span text:style-name="T16_32"><text:s/></text:span><text:span text:style-name="T16_33">i</text:span><text:span text:style-name="T16_34"><text:s/></text:span><text:span text:style-name="T16_35">drewno</text:span><text:span text:style-name="T16_36"><text:s/>–<text:s/></text:span><text:span text:style-name="T16_37">i</text:span><text:span text:style-name="T16_38"><text:s/></text:span><text:span text:style-name="T16_39">budowali</text:span><text:span text:style-name="T16_40"><text:s/></text:span><text:span text:style-name="T16_41">naszą</text:span><text:span text:style-name="T16_42"><text:s/></text:span><text:span text:style-name="T16_43">bazę</text:span><text:span text:style-name="T16_44">,<text:s/></text:span><text:span text:style-name="T16_45">w</text:span><text:span text:style-name="T16_46"><text:s/></text:span><text:span text:style-name="T16_47">której</text:span><text:span text:style-name="T16_48"><text:s/></text:span><text:span text:style-name="T16_49">werbowaliśmy</text:span><text:span text:style-name="T16_50"><text:s/></text:span><text:span text:style-name="T16_51">i</text:span><text:span text:style-name="T16_52"><text:s/></text:span><text:span text:style-name="T16_53">ulepszaliśmy</text:span><text:span text:style-name="T16_54"><text:s/></text:span><text:span text:style-name="T16_55">wojska</text:span><text:span text:style-name="T16_56">.<text:s/></text:span><text:span text:style-name="T16_57">Nowością</text:span><text:span text:style-name="T16_58"><text:s/></text:span><text:span text:style-name="T16_59">byli</text:span><text:span text:style-name="T16_60"><text:s/></text:span><text:span text:style-name="T16_61">bohaterowie</text:span><text:span text:style-name="T16_62"><text:s/>–<text:s/></text:span><text:span text:style-name="T16_63">wprawdzie</text:span><text:span text:style-name="T16_64"><text:s/></text:span><text:span text:style-name="T16_65">ci</text:span><text:span text:style-name="T16_66"><text:s/></text:span><text:span text:style-name="T16_67">pojawili</text:span><text:span text:style-name="T16_68"><text:s/></text:span><text:span text:style-name="T16_69">się</text:span><text:span text:style-name="T16_70"><text:s/></text:span><text:span text:style-name="T16_71">już</text:span><text:span text:style-name="T16_72"><text:s/></text:span><text:span text:style-name="T16_73">w</text:span><text:span text:style-name="T16_74"><text:s/></text:span><text:span text:style-name="T16_75">drugiej</text:span><text:span text:style-name="T16_76"><text:s/></text:span><text:span text:style-name="T16_77">części</text:span><text:span text:style-name="T16_78"><text:s/></text:span><text:span text:style-name="T16_79">serii</text:span><text:span text:style-name="T16_80">,<text:s/></text:span><text:span text:style-name="T16_81">tam</text:span><text:span text:style-name="T16_82"><text:s/></text:span><text:span text:style-name="T16_83">jednak</text:span><text:span text:style-name="T16_84"><text:s/></text:span><text:span text:style-name="T16_85">mieliśmy</text:span><text:span text:style-name="T16_86"><text:s/></text:span><text:span text:style-name="T16_87">do</text:span><text:span text:style-name="T16_88"><text:s/></text:span><text:span text:style-name="T16_89">czynienia</text:span><text:span text:style-name="T16_90"><text:s/></text:span><text:span text:style-name="T16_91">z</text:span><text:span text:style-name="T16_92"><text:s/></text:span><text:span text:style-name="T16_93">nieco</text:span><text:span text:style-name="T16_94"><text:s/></text:span><text:span text:style-name="T16_95">silniejszymi</text:span><text:span text:style-name="T16_96"><text:s/></text:span><text:span text:style-name="T16_97">wersjami</text:span><text:span text:style-name="T16_98"><text:s/></text:span><text:span text:style-name="T16_99">zwykłych</text:span><text:span text:style-name="T16_100"><text:s/></text:span><text:span text:style-name="T16_101">jednostek</text:span><text:span text:style-name="T16_102">,<text:s/></text:span><text:span text:style-name="T16_103">których</text:span><text:span text:style-name="T16_104"><text:s/></text:span><text:span text:style-name="T16_105">śmierć</text:span><text:span text:style-name="T16_106"><text:s/></text:span><text:span text:style-name="T16_107">kończyła</text:span><text:span text:style-name="T16_108"><text:s/></text:span><text:span text:style-name="T16_109">grę</text:span><text:span text:style-name="T16_110">.<text:s/></text:span><text:span text:style-name="T16_111">W</text:span><text:span text:style-name="T16_112"><text:s/></text:span><text:span text:style-name="T16_113">trójce</text:span><text:span text:style-name="T16_114"><text:s/></text:span><text:span text:style-name="T16_115">bohaterowie</text:span><text:span text:style-name="T16_116"><text:s/></text:span><text:span text:style-name="T16_117">stali</text:span><text:span text:style-name="T16_118"><text:s/></text:span><text:span text:style-name="T16_119">się</text:span><text:span text:style-name="T16_120"><text:s/></text:span><text:span text:style-name="T16_121">podstawą</text:span><text:span text:style-name="T16_122"><text:s/></text:span><text:span text:style-name="T16_123">każdej</text:span><text:span text:style-name="T16_124"><text:s/></text:span><text:span text:style-name="T16_125">armii</text:span><text:span text:style-name="T16_126">,<text:s/></text:span><text:span text:style-name="T16_127">w</text:span><text:span text:style-name="T16_128"><text:s/></text:span><text:span text:style-name="T16_129">walce</text:span><text:span text:style-name="T16_130"><text:s/></text:span><text:span text:style-name="T16_131">zdobywali</text:span><text:span text:style-name="T16_132"><text:s/></text:span><text:span text:style-name="T16_133">poziomy</text:span><text:span text:style-name="T16_134"><text:s/></text:span><text:span text:style-name="T16_135">doświadczenia</text:span><text:span text:style-name="T16_136">,<text:s/></text:span><text:span text:style-name="T16_137">wspierali</text:span><text:span text:style-name="T16_138"><text:s/></text:span><text:span text:style-name="T16_139">nasze</text:span><text:span text:style-name="T16_140"><text:s/></text:span><text:span text:style-name="T16_141">wojska</text:span><text:span text:style-name="T16_142"><text:s/></text:span><text:span text:style-name="T16_143">szeregiem</text:span><text:span text:style-name="T16_144"><text:s/></text:span><text:span text:style-name="T16_145">unikatowych</text:span><text:span text:style-name="T16_146"><text:s/></text:span><text:span text:style-name="T16_147">zdolności</text:span><text:span text:style-name="T16_148"><text:s/></text:span><text:span text:style-name="T16_149">i</text:span><text:span text:style-name="T16_150"><text:s/></text:span><text:span text:style-name="T16_151">potrafili</text:span><text:span text:style-name="T16_152"><text:s/></text:span><text:span text:style-name="T16_153">korzystać</text:span><text:span text:style-name="T16_154"><text:s/></text:span><text:span text:style-name="T16_155">z</text:span><text:span text:style-name="T16_156"><text:s/></text:span><text:span text:style-name="T16_157">zestawu</text:span><text:span text:style-name="T16_158"><text:s/></text:span><text:span text:style-name="T16_159">przydatnych</text:span><text:span text:style-name="T16_160"><text:s/></text:span><text:span text:style-name="T16_161">artefaktów</text:span><text:span text:style-name="T16_162">.<text:s/></text:span><text:span text:style-name="T16_163">Mogliśmy</text:span><text:span text:style-name="T16_164"><text:s/></text:span><text:span text:style-name="T16_165">ich</text:span><text:span text:style-name="T16_166"><text:s/></text:span><text:span text:style-name="T16_167">też</text:span><text:span text:style-name="T16_168"><text:s/></text:span><text:span text:style-name="T16_169">wskrzeszać</text:span><text:span text:style-name="T16_170"><text:s/></text:span><text:span text:style-name="T16_171">na</text:span><text:span text:style-name="T16_172"><text:s/></text:span><text:span text:style-name="T16_173">ołtarzach</text:span><text:span text:style-name="T16_174">.<text:s/></text:span><text:span text:style-name="T16_175">Aby</text:span><text:span text:style-name="T16_176"><text:s/></text:span><text:span text:style-name="T16_177">jeszcze</text:span><text:span text:style-name="T16_178"><text:s/></text:span><text:span text:style-name="T16_179">bardziej</text:span><text:span text:style-name="T16_180"><text:s/></text:span><text:span text:style-name="T16_181">uprzyjemnić</text:span><text:span text:style-name="T16_182"><text:s/></text:span><text:span text:style-name="T16_183">zabawę</text:span><text:span text:style-name="T16_184">,<text:s/></text:span><text:span text:style-name="T16_185">oprócz</text:span><text:span text:style-name="T16_186"><text:s/></text:span><text:span text:style-name="T16_187">wrogich</text:span><text:span text:style-name="T16_188"><text:s/></text:span><text:span text:style-name="T16_189">armii</text:span><text:span text:style-name="T16_190"><text:s/></text:span><text:span text:style-name="T16_191">na</text:span><text:span text:style-name="T16_192"><text:s/></text:span><text:span text:style-name="T16_193">mapie</text:span><text:span text:style-name="T16_194"><text:s/></text:span><text:span text:style-name="T16_195">znajdowały</text:span><text:span text:style-name="T16_196"><text:s/></text:span><text:span text:style-name="T16_197">się</text:span><text:span text:style-name="T16_198"><text:s/></text:span><text:span text:style-name="T16_199">obozy</text:span><text:span text:style-name="T16_200"><text:s/></text:span><text:span text:style-name="T16_201">neutralnych</text:span><text:span text:style-name="T16_202"><text:s/></text:span><text:span text:style-name="T16_203">stworów</text:span><text:span text:style-name="T16_204">,<text:s/></text:span><text:span text:style-name="T16_205">często</text:span><text:span text:style-name="T16_206"><text:s/></text:span><text:span text:style-name="T16_207">broniących</text:span><text:span text:style-name="T16_208"><text:s/></text:span><text:span text:style-name="T16_209">kopalni</text:span><text:span text:style-name="T16_210">,<text:s/></text:span><text:span text:style-name="T16_211">sklepów</text:span><text:span text:style-name="T16_212"><text:s/></text:span><text:span text:style-name="T16_213">czy</text:span><text:span text:style-name="T16_214"><text:s/></text:span><text:span text:style-name="T16_215">ważnych</text:span><text:span text:style-name="T16_216"><text:s/></text:span><text:span text:style-name="T16_217">dróg</text:span><text:span text:style-name="T16_218">.</text:span></text:p>
      <text:p text:style-name="P17"/>
      <text:p text:style-name="P18"><text:span text:style-name="T18_1">Gracz</text:span><text:span text:style-name="T18_2"><text:s/></text:span><text:span text:style-name="T18_3">miał</text:span><text:span text:style-name="T18_4"><text:s/></text:span><text:span text:style-name="T18_5">do</text:span><text:span text:style-name="T18_6"><text:s/></text:span><text:span text:style-name="T18_7">dyspozycji</text:span><text:span text:style-name="T18_8"><text:s/></text:span><text:span text:style-name="T18_9">cztery</text:span><text:span text:style-name="T18_10"><text:s/></text:span><text:span text:style-name="T18_11">rasy</text:span><text:span text:style-name="T18_12">,<text:s/></text:span><text:span text:style-name="T18_13">z</text:span><text:span text:style-name="T18_14"><text:s/></text:span><text:span text:style-name="T18_15">których</text:span><text:span text:style-name="T18_16"><text:s/></text:span><text:span text:style-name="T18_17">każda</text:span><text:span text:style-name="T18_18"><text:s/></text:span><text:span text:style-name="T18_19">różniła</text:span><text:span text:style-name="T18_20"><text:s/></text:span><text:span text:style-name="T18_21">się</text:span><text:span text:style-name="T18_22"><text:s/></text:span><text:span text:style-name="T18_23">od</text:span><text:span text:style-name="T18_24"><text:s/></text:span><text:span text:style-name="T18_25">siebie</text:span><text:span text:style-name="T18_26"><text:s/></text:span><text:span text:style-name="T18_27">klimatem</text:span><text:span text:style-name="T18_28">,<text:s/></text:span><text:span text:style-name="T18_29">jednostkami</text:span><text:span text:style-name="T18_30"><text:s/></text:span><text:span text:style-name="T18_31">i</text:span><text:span text:style-name="T18_32"><text:s/></text:span><text:span text:style-name="T18_33">filozofią</text:span><text:span text:style-name="T18_34"><text:s/></text:span><text:span text:style-name="T18_35">rozgrywki</text:span><text:span text:style-name="T18_36">.<text:s/></text:span><text:span text:style-name="T18_37">Ludzie</text:span><text:span text:style-name="T18_38"><text:s/></text:span><text:span text:style-name="T18_39">byli</text:span><text:span text:style-name="T18_40"><text:s/></text:span><text:span text:style-name="T18_41">frakcją</text:span><text:span text:style-name="T18_42"><text:s/></text:span><text:span text:style-name="T18_43">przeciętniaków</text:span><text:span text:style-name="T18_44">,<text:s/></text:span><text:span text:style-name="T18_45">orkowie</text:span><text:span text:style-name="T18_46"><text:s/></text:span><text:span text:style-name="T18_47">stawiali</text:span><text:span text:style-name="T18_48"><text:s/></text:span><text:span text:style-name="T18_49">na</text:span><text:span text:style-name="T18_50"><text:s/></text:span><text:span text:style-name="T18_51">brutalną</text:span><text:span text:style-name="T18_52"><text:s/></text:span><text:span text:style-name="T18_53">siłę</text:span><text:span text:style-name="T18_54">,<text:s/></text:span><text:span text:style-name="T18_55">nieumarli</text:span><text:span text:style-name="T18_56"><text:s/></text:span><text:span text:style-name="T18_57">zalewali</text:span><text:span text:style-name="T18_58"><text:s/></text:span><text:span text:style-name="T18_59">przeciwnika</text:span><text:span text:style-name="T18_60"><text:s/></text:span><text:span text:style-name="T18_61">masą</text:span><text:span text:style-name="T18_62"><text:s/></text:span><text:span text:style-name="T18_63">tanich</text:span><text:span text:style-name="T18_64"><text:s/></text:span><text:span text:style-name="T18_65">jednostek</text:span><text:span text:style-name="T18_66">,<text:s/></text:span><text:span text:style-name="T18_67">zaś</text:span><text:span text:style-name="T18_68"><text:s/></text:span><text:span text:style-name="T18_69">nocne</text:span><text:span text:style-name="T18_70"><text:s/></text:span><text:span text:style-name="T18_71">elfy</text:span><text:span text:style-name="T18_72"><text:s/></text:span><text:span text:style-name="T18_73">polegały</text:span><text:span text:style-name="T18_74"><text:s/></text:span><text:span text:style-name="T18_75">na</text:span><text:span text:style-name="T18_76"><text:s/></text:span><text:span text:style-name="T18_77">atakach</text:span><text:span text:style-name="T18_78"><text:s/></text:span><text:span text:style-name="T18_79">dystansowych</text:span><text:span text:style-name="T18_80">,<text:s/></text:span><text:span text:style-name="T18_81">mobilnych</text:span><text:span text:style-name="T18_82"><text:s/></text:span><text:span text:style-name="T18_83">bazach</text:span><text:span text:style-name="T18_84"><text:s/></text:span><text:span text:style-name="T18_85">i</text:span><text:span text:style-name="T18_86"><text:s/></text:span><text:span text:style-name="T18_87">umiejętności</text:span><text:span text:style-name="T18_88"><text:s/></text:span><text:span text:style-name="T18_89">ukrywania</text:span><text:span text:style-name="T18_90"><text:s/></text:span><text:span text:style-name="T18_91">się</text:span><text:span text:style-name="T18_92"><text:s/></text:span><text:span text:style-name="T18_93">w</text:span><text:span text:style-name="T18_94"><text:s/></text:span><text:span text:style-name="T18_95">nocy</text:span><text:span text:style-name="T18_96">.<text:s/></text:span><text:span text:style-name="T18_97">Cykl</text:span><text:span text:style-name="T18_98"><text:s/></text:span><text:span text:style-name="T18_99">dobowy</text:span><text:span text:style-name="T18_100"><text:s/></text:span><text:span text:style-name="T18_101">miał</text:span><text:span text:style-name="T18_102"><text:s/></text:span><text:span text:style-name="T18_103">zresztą</text:span><text:span text:style-name="T18_104"><text:s/></text:span><text:span text:style-name="T18_105">spore</text:span><text:span text:style-name="T18_106"><text:s/></text:span><text:span text:style-name="T18_107">znaczenie</text:span><text:span text:style-name="T18_108"><text:s/>–<text:s/></text:span><text:span text:style-name="T18_109">po</text:span><text:span text:style-name="T18_110"><text:s/></text:span><text:span text:style-name="T18_111">zachodzie</text:span><text:span text:style-name="T18_112"><text:s/></text:span><text:span text:style-name="T18_113">słońca</text:span><text:span text:style-name="T18_114"><text:s/></text:span><text:span text:style-name="T18_115">nasze</text:span><text:span text:style-name="T18_116"><text:s/></text:span><text:span text:style-name="T18_117">jednostki</text:span><text:span text:style-name="T18_118"><text:s/></text:span><text:span text:style-name="T18_119">miały</text:span><text:span text:style-name="T18_120"><text:s/></text:span><text:span text:style-name="T18_121">mniejsze</text:span><text:span text:style-name="T18_122"><text:s/></text:span><text:span text:style-name="T18_123">pole</text:span><text:span text:style-name="T18_124"><text:s/></text:span><text:span text:style-name="T18_125">widzenia</text:span><text:span text:style-name="T18_126">,<text:s/></text:span><text:span text:style-name="T18_127">a</text:span><text:span text:style-name="T18_128"><text:s/></text:span><text:span text:style-name="T18_129">wiele</text:span><text:span text:style-name="T18_130"><text:s/></text:span><text:span text:style-name="T18_131">neutralnych</text:span><text:span text:style-name="T18_132"><text:s/></text:span><text:span text:style-name="T18_133">potworów</text:span><text:span text:style-name="T18_134"><text:s/></text:span><text:span text:style-name="T18_135">zasypiało</text:span><text:span text:style-name="T18_136">,<text:s/></text:span><text:span text:style-name="T18_137">dzięki</text:span><text:span text:style-name="T18_138"><text:s/></text:span><text:span text:style-name="T18_139">czemu</text:span><text:span text:style-name="T18_140"><text:s/></text:span><text:span text:style-name="T18_141">nie</text:span><text:span text:style-name="T18_142"><text:s/></text:span><text:span text:style-name="T18_143">musieliśmy</text:span><text:span text:style-name="T18_144"><text:s/></text:span><text:span text:style-name="T18_145">staczać</text:span><text:span text:style-name="T18_146"><text:s/></text:span><text:span text:style-name="T18_147">ciężkiej</text:span><text:span text:style-name="T18_148"><text:s/></text:span><text:span text:style-name="T18_149">walki</text:span><text:span text:style-name="T18_150">,<text:s/></text:span><text:span text:style-name="T18_151">by</text:span><text:span text:style-name="T18_152"><text:s/></text:span><text:span text:style-name="T18_153">skorzystać</text:span><text:span text:style-name="T18_154"><text:s/></text:span><text:span text:style-name="T18_155">ze</text:span><text:span text:style-name="T18_156"><text:s/></text:span><text:span text:style-name="T18_157">sklepu</text:span><text:span text:style-name="T18_158"><text:s/></text:span><text:span text:style-name="T18_159">lub</text:span><text:span text:style-name="T18_160"><text:s/></text:span><text:span text:style-name="T18_161">ze</text:span><text:span text:style-name="T18_162"><text:s/></text:span><text:span text:style-name="T18_163">skrótu</text:span><text:span text:style-name="T18_164">.</text:span></text:p>
      <text:p text:style-name="P19"/>
      <text:p text:style-name="P20"><text:span text:style-name="T20_1">Kampania</text:span><text:span text:style-name="T20_2"><text:s/></text:span><text:span text:style-name="T20_3">dla</text:span><text:span text:style-name="T20_4"><text:s/></text:span><text:span text:style-name="T20_5">jednego</text:span><text:span text:style-name="T20_6"><text:s/></text:span><text:span text:style-name="T20_7">gracza</text:span><text:span text:style-name="T20_8"><text:s/></text:span><text:span text:style-name="T20_9">stawiała</text:span><text:span text:style-name="T20_10"><text:s/></text:span><text:span text:style-name="T20_11">przed</text:span><text:span text:style-name="T20_12"><text:s/></text:span><text:span text:style-name="T20_13">nami</text:span><text:span text:style-name="T20_14"><text:s/></text:span><text:span text:style-name="T20_15">różnorodne</text:span><text:span text:style-name="T20_16"><text:s/></text:span><text:span text:style-name="T20_17">zadania</text:span><text:span text:style-name="T20_18">.<text:s/></text:span><text:span text:style-name="T20_19">O</text:span><text:span text:style-name="T20_20"><text:s/></text:span><text:span text:style-name="T20_21">ile</text:span><text:span text:style-name="T20_22"><text:s/></text:span><text:span text:style-name="T20_23">część</text:span><text:span text:style-name="T20_24"><text:s/></text:span><text:span text:style-name="T20_25">misji</text:span><text:span text:style-name="T20_26"><text:s/></text:span><text:span text:style-name="T20_27">polegała</text:span><text:span text:style-name="T20_28"><text:s/></text:span><text:span text:style-name="T20_29">na</text:span><text:span text:style-name="T20_30"><text:s/></text:span><text:span text:style-name="T20_31">zwykłym</text:span><text:span text:style-name="T20_32"><text:s/></text:span><text:span text:style-name="T20_33">zniszczeniu</text:span><text:span text:style-name="T20_34"><text:s/></text:span><text:span text:style-name="T20_35">bazy</text:span><text:span text:style-name="T20_36"><text:s/></text:span><text:span text:style-name="T20_37">wroga</text:span><text:span text:style-name="T20_38">,<text:s/></text:span><text:span text:style-name="T20_39">to</text:span><text:span text:style-name="T20_40"><text:s/></text:span><text:span text:style-name="T20_41">wiele</text:span><text:span text:style-name="T20_42"><text:s/></text:span><text:span text:style-name="T20_43">z</text:span><text:span text:style-name="T20_44"><text:s/></text:span><text:span text:style-name="T20_45">nich</text:span><text:span text:style-name="T20_46"><text:s/></text:span><text:span text:style-name="T20_47">miało</text:span><text:span text:style-name="T20_48"><text:s/></text:span><text:span text:style-name="T20_49">znacznie</text:span><text:span text:style-name="T20_50"><text:s/></text:span><text:span text:style-name="T20_51">ciekawsze</text:span><text:span text:style-name="T20_52"><text:s/></text:span><text:span text:style-name="T20_53">cele</text:span><text:span text:style-name="T20_54">.<text:s/></text:span><text:span text:style-name="T20_55">Tak</text:span><text:span text:style-name="T20_56"><text:s/></text:span><text:span text:style-name="T20_57">więc</text:span><text:span text:style-name="T20_58"><text:s/></text:span><text:span text:style-name="T20_59">broniliśmy</text:span><text:span text:style-name="T20_60"><text:s/></text:span><text:span text:style-name="T20_61">bazy</text:span><text:span text:style-name="T20_62"><text:s/></text:span><text:span text:style-name="T20_63">do</text:span><text:span text:style-name="T20_64"><text:s/></text:span><text:span text:style-name="T20_65">przybycia</text:span><text:span text:style-name="T20_66"><text:s/></text:span><text:span text:style-name="T20_67">posiłków</text:span><text:span text:style-name="T20_68">,<text:s/></text:span><text:span text:style-name="T20_69">eskortowaliśmy</text:span><text:span text:style-name="T20_70"><text:s/></text:span><text:span text:style-name="T20_71">konwoje</text:span><text:span text:style-name="T20_72">,<text:s/></text:span><text:span text:style-name="T20_73">zatapialiśmy</text:span><text:span text:style-name="T20_74"><text:s/></text:span><text:span text:style-name="T20_75">okręty</text:span><text:span text:style-name="T20_76">,<text:s/></text:span><text:span text:style-name="T20_77">a</text:span><text:span text:style-name="T20_78"><text:s/></text:span><text:span text:style-name="T20_79">nawet</text:span><text:span text:style-name="T20_80"><text:s/></text:span><text:span text:style-name="T20_81">ścigaliśmy</text:span><text:span text:style-name="T20_82"><text:s/></text:span><text:span text:style-name="T20_83">się</text:span><text:span text:style-name="T20_84"><text:s/></text:span><text:span text:style-name="T20_85">z</text:span><text:span text:style-name="T20_86"><text:s/></text:span><text:span text:style-name="T20_87">demonem</text:span><text:span text:style-name="T20_88"><text:s/></text:span><text:span text:style-name="T20_89">o</text:span><text:span text:style-name="T20_90"><text:s/></text:span><text:span text:style-name="T20_91">to</text:span><text:span text:style-name="T20_92">,<text:s/></text:span><text:span text:style-name="T20_93">kto</text:span><text:span text:style-name="T20_94"><text:s/></text:span><text:span text:style-name="T20_95">szybciej</text:span><text:span text:style-name="T20_96"><text:s/></text:span><text:span text:style-name="T20_97">zabije</text:span><text:span text:style-name="T20_98"><text:s/></text:span><text:span text:style-name="T20_99">określoną</text:span><text:span text:style-name="T20_100"><text:s/></text:span><text:span text:style-name="T20_101">liczbę</text:span><text:span text:style-name="T20_102"><text:s/></text:span><text:span text:style-name="T20_103">wieśniaków</text:span><text:span text:style-name="T20_104">.<text:s/></text:span><text:span text:style-name="T20_105">W</text:span><text:span text:style-name="T20_106"><text:s/></text:span><text:span text:style-name="T20_107">niektórych</text:span><text:span text:style-name="T20_108"><text:s/></text:span><text:span text:style-name="T20_109">misjach</text:span><text:span text:style-name="T20_110"><text:s/></text:span><text:span text:style-name="T20_111">twórcy</text:span><text:span text:style-name="T20_112"><text:s/></text:span><text:span text:style-name="T20_113">darowali</text:span><text:span text:style-name="T20_114"><text:s/></text:span><text:span text:style-name="T20_115">nam</text:span><text:span text:style-name="T20_116"><text:s/></text:span><text:span text:style-name="T20_117">konieczność</text:span><text:span text:style-name="T20_118"><text:s/></text:span><text:span text:style-name="T20_119">rozbudowy</text:span><text:span text:style-name="T20_120"><text:s/></text:span><text:span text:style-name="T20_121">bazy</text:span><text:span text:style-name="T20_122">;<text:s/></text:span><text:span text:style-name="T20_123">zamiast</text:span><text:span text:style-name="T20_124"><text:s/></text:span><text:span text:style-name="T20_125">tego</text:span><text:span text:style-name="T20_126"><text:s/></text:span><text:span text:style-name="T20_127">otrzymywaliśmy</text:span><text:span text:style-name="T20_128"><text:s/></text:span><text:span text:style-name="T20_129">grupkę</text:span><text:span text:style-name="T20_130"><text:s/></text:span><text:span text:style-name="T20_131">jednostek</text:span><text:span text:style-name="T20_132">,<text:s/></text:span><text:span text:style-name="T20_133">która</text:span><text:span text:style-name="T20_134"><text:s/></text:span><text:span text:style-name="T20_135">miała</text:span><text:span text:style-name="T20_136"><text:s/></text:span><text:span text:style-name="T20_137">pomóc</text:span><text:span text:style-name="T20_138"><text:s/></text:span><text:span text:style-name="T20_139">bohaterowi</text:span><text:span text:style-name="T20_140"><text:s/></text:span><text:span text:style-name="T20_141">w</text:span><text:span text:style-name="T20_142"><text:s/></text:span><text:span text:style-name="T20_143">przebiciu</text:span><text:span text:style-name="T20_144"><text:s/></text:span><text:span text:style-name="T20_145">się</text:span><text:span text:style-name="T20_146"><text:s/></text:span><text:span text:style-name="T20_147">przez</text:span><text:span text:style-name="T20_148"><text:s/></text:span><text:span text:style-name="T20_149">pełną</text:span><text:span text:style-name="T20_150"><text:s/></text:span><text:span text:style-name="T20_151">wrogów</text:span><text:span text:style-name="T20_152"><text:s/></text:span><text:span text:style-name="T20_153">i</text:span><text:span text:style-name="T20_154"><text:s/></text:span><text:span text:style-name="T20_155">pułapek</text:span><text:span text:style-name="T20_156"><text:s/></text:span><text:span text:style-name="T20_157">mapę</text:span><text:span text:style-name="T20_158">.<text:s/></text:span><text:span text:style-name="T20_159">Rozwój</text:span><text:span text:style-name="T20_160"><text:s/></text:span><text:span text:style-name="T20_161">naszych</text:span><text:span text:style-name="T20_162"><text:s/></text:span><text:span text:style-name="T20_163">herosów</text:span><text:span text:style-name="T20_164"><text:s/></text:span><text:span text:style-name="T20_165">nabierał</text:span><text:span text:style-name="T20_166"><text:s/></text:span><text:span text:style-name="T20_167">tu</text:span><text:span text:style-name="T20_168"><text:s/></text:span><text:span text:style-name="T20_169">dużego</text:span><text:span text:style-name="T20_170"><text:s/></text:span><text:span text:style-name="T20_171">znaczenia</text:span><text:span text:style-name="T20_172">,<text:s/></text:span><text:span text:style-name="T20_173">gdyż</text:span><text:span text:style-name="T20_174"><text:s/></text:span><text:span text:style-name="T20_175">ci</text:span><text:span text:style-name="T20_176"><text:s/></text:span><text:span text:style-name="T20_177">przechodzili</text:span><text:span text:style-name="T20_178"><text:s/></text:span><text:span text:style-name="T20_179">z</text:span><text:span text:style-name="T20_180"><text:s/></text:span><text:span text:style-name="T20_181">nami</text:span><text:span text:style-name="T20_182"><text:s/></text:span><text:span text:style-name="T20_183">do</text:span><text:span text:style-name="T20_184"><text:s/></text:span><text:span text:style-name="T20_185">kolejnych</text:span><text:span text:style-name="T20_186"><text:s/></text:span><text:span text:style-name="T20_187">misji</text:span><text:span text:style-name="T20_188">.</text:span></text:p>
      <text:p text:style-name="P21"/>
      <text:p text:style-name="P22"><text:span text:style-name="T22_1">Istotnym</text:span><text:span text:style-name="T22_2"><text:s/></text:span><text:span text:style-name="T22_3">elementem</text:span><text:span text:style-name="T22_4"><text:s/></text:span><text:span text:style-name="T22_5">wpływającym</text:span><text:span text:style-name="T22_6"><text:s/></text:span><text:span text:style-name="T22_7">na</text:span><text:span text:style-name="T22_8"><text:s/></text:span><text:span text:style-name="T22_9">żywotność</text:span><text:span text:style-name="T22_10"><text:s/></text:span><text:span text:style-name="T22_11">tej</text:span><text:span text:style-name="T22_12"><text:s/></text:span><text:span text:style-name="T22_13">gry</text:span><text:span text:style-name="T22_14"><text:s/></text:span><text:span text:style-name="T22_15">był</text:span><text:span text:style-name="T22_16"><text:s/></text:span><text:span text:style-name="T22_17">i</text:span><text:span text:style-name="T22_18"><text:s/></text:span><text:span text:style-name="T22_19">do</text:span><text:span text:style-name="T22_20"><text:s/></text:span><text:span text:style-name="T22_21">dzisiaj</text:span><text:span text:style-name="T22_22"><text:s/></text:span><text:span text:style-name="T22_23">jest</text:span><text:span text:style-name="T22_24"><text:s/></text:span><text:span text:style-name="T22_25">tryb</text:span><text:span text:style-name="T22_26"><text:s/></text:span><text:span text:style-name="T22_27">multiplayer</text:span><text:span text:style-name="T22_28">,<text:s/></text:span><text:span text:style-name="T22_29">który</text:span><text:span text:style-name="T22_30"><text:s/></text:span><text:span text:style-name="T22_31">pozwalał</text:span><text:span text:style-name="T22_32"><text:s/></text:span><text:span text:style-name="T22_33">zarówno</text:span><text:span text:style-name="T22_34"><text:s/></text:span><text:span text:style-name="T22_35">na</text:span><text:span text:style-name="T22_36"><text:s/></text:span><text:span text:style-name="T22_37">stoczenie</text:span><text:span text:style-name="T22_38"><text:s/></text:span><text:span text:style-name="T22_39">szybkiej</text:span><text:span text:style-name="T22_40"><text:s/></text:span><text:span text:style-name="T22_41">bitwy</text:span><text:span text:style-name="T22_42">,<text:s/></text:span><text:span text:style-name="T22_43">jak</text:span><text:span text:style-name="T22_44"><text:s/></text:span><text:span text:style-name="T22_45">i</text:span><text:span text:style-name="T22_46"><text:s/></text:span><text:span text:style-name="T22_47">na</text:span><text:span text:style-name="T22_48"><text:s/></text:span><text:span text:style-name="T22_49">rozegranie</text:span><text:span text:style-name="T22_50"><text:s/></text:span><text:span text:style-name="T22_51">dużego</text:span><text:span text:style-name="T22_52"><text:s/></text:span><text:span text:style-name="T22_53">scenariusza</text:span><text:span text:style-name="T22_54"><text:s/></text:span><text:span text:style-name="T22_55">RPG</text:span><text:span text:style-name="T22_56"><text:s/></text:span><text:span text:style-name="T22_57">czy</text:span><text:span text:style-name="T22_58"><text:s/></text:span><text:span text:style-name="T22_59">rozpętanie</text:span><text:span text:style-name="T22_60"><text:s/></text:span><text:span text:style-name="T22_61">wojny</text:span><text:span text:style-name="T22_62"><text:s/></text:span><text:span text:style-name="T22_63">totalnej</text:span><text:span text:style-name="T22_64"><text:s/></text:span><text:span text:style-name="T22_65">na</text:span><text:span text:style-name="T22_66"><text:s/></text:span><text:span text:style-name="T22_67">mapie</text:span><text:span text:style-name="T22_68"><text:s/></text:span><text:span text:style-name="T22_69">o</text:span><text:span text:style-name="T22_70"><text:s/></text:span><text:span text:style-name="T22_71">wdzięcznej</text:span><text:span text:style-name="T22_72"><text:s/></text:span><text:span text:style-name="T22_73">nazwie</text:span><text:span text:style-name="T22_74"><text:s/>“</text:span><text:span text:style-name="T22_75">Azeroth</text:span><text:span text:style-name="T22_76"><text:s/></text:span><text:span text:style-name="T22_77">Wars</text:span><text:span text:style-name="T22_78">”.<text:s/></text:span><text:span text:style-name="T22_79">Duża</text:span><text:span text:style-name="T22_80"><text:s/></text:span><text:span text:style-name="T22_81">w</text:span><text:span text:style-name="T22_82"><text:s/></text:span><text:span text:style-name="T22_83">tym</text:span><text:span text:style-name="T22_84"><text:s/></text:span><text:span text:style-name="T22_85">zasługa</text:span><text:span text:style-name="T22_86"><text:s/></text:span><text:span text:style-name="T22_87">dołączonego</text:span><text:span text:style-name="T22_88"><text:s/></text:span><text:span text:style-name="T22_89">do</text:span><text:span text:style-name="T22_90"><text:s/></text:span><text:span text:style-name="T22_91">gry</text:span><text:span text:style-name="T22_92"><text:s/></text:span><text:span text:style-name="T22_93">edytora</text:span><text:span text:style-name="T22_94"><text:s/></text:span><text:span text:style-name="T22_95">map</text:span><text:span text:style-name="T22_96">,<text:s/></text:span><text:span text:style-name="T22_97">który</text:span><text:span text:style-name="T22_98"><text:s/></text:span><text:span text:style-name="T22_99">nawet</text:span><text:span text:style-name="T22_100"><text:s/></text:span><text:span text:style-name="T22_101">dziś</text:span><text:span text:style-name="T22_102"><text:s/></text:span><text:span text:style-name="T22_103">robi</text:span><text:span text:style-name="T22_104"><text:s/></text:span><text:span text:style-name="T22_105">wrażenie</text:span><text:span text:style-name="T22_106"><text:s/></text:span><text:span text:style-name="T22_107">swoimi</text:span><text:span text:style-name="T22_108"><text:s/></text:span><text:span text:style-name="T22_109">możliwościami</text:span><text:span text:style-name="T22_110">.<text:s/></text:span><text:span text:style-name="T22_111">Pozwalał</text:span><text:span text:style-name="T22_112"><text:s/></text:span><text:span text:style-name="T22_113">nie</text:span><text:span text:style-name="T22_114"><text:s/></text:span><text:span text:style-name="T22_115">tylko</text:span><text:span text:style-name="T22_116"><text:s/></text:span><text:span text:style-name="T22_117">na</text:span><text:span text:style-name="T22_118"><text:s/></text:span><text:span text:style-name="T22_119">tworzenie</text:span><text:span text:style-name="T22_120"><text:s/></text:span><text:span text:style-name="T22_121">własnych</text:span><text:span text:style-name="T22_122"><text:s/></text:span><text:span text:style-name="T22_123">map</text:span><text:span text:style-name="T22_124"><text:s/></text:span><text:span text:style-name="T22_125">do</text:span><text:span text:style-name="T22_126"><text:s/></text:span><text:span text:style-name="T22_127">trybu</text:span><text:span text:style-name="T22_128"><text:s/></text:span><text:span text:style-name="T22_129">potyczki</text:span><text:span text:style-name="T22_130">,<text:s/></text:span><text:span text:style-name="T22_131">ale</text:span><text:span text:style-name="T22_132"><text:s/></text:span><text:span text:style-name="T22_133">i</text:span><text:span text:style-name="T22_134"><text:s/></text:span><text:span text:style-name="T22_135">bardziej</text:span><text:span text:style-name="T22_136"><text:s/></text:span><text:span text:style-name="T22_137">skomplikowanych</text:span><text:span text:style-name="T22_138"><text:s/></text:span><text:span text:style-name="T22_139">kampanii</text:span><text:span text:style-name="T22_140">,<text:s/></text:span><text:span text:style-name="T22_141">map</text:span><text:span text:style-name="T22_142"><text:s/></text:span><text:span text:style-name="T22_143">RPG</text:span><text:span text:style-name="T22_144"><text:s/></text:span><text:span text:style-name="T22_145">czy</text:span><text:span text:style-name="T22_146"><text:s/></text:span><text:span text:style-name="T22_147">filmików</text:span><text:span text:style-name="T22_148"><text:s/></text:span><text:span text:style-name="T22_149">na</text:span><text:span text:style-name="T22_150"><text:s/></text:span><text:span text:style-name="T22_151">silniku</text:span><text:span text:style-name="T22_152"><text:s/></text:span><text:span text:style-name="T22_153">gry</text:span><text:span text:style-name="T22_154">.<text:s/></text:span><text:span text:style-name="T22_155">Istnieje</text:span><text:span text:style-name="T22_156"><text:s/></text:span><text:span text:style-name="T22_157">minimum</text:span><text:span text:style-name="T22_158"><text:s/></text:span><text:span text:style-name="T22_159">jedna</text:span><text:span text:style-name="T22_160"><text:s/></text:span><text:span text:style-name="T22_161">mapka</text:span><text:span text:style-name="T22_162"><text:s/></text:span><text:span text:style-name="T22_163">przerabiająca</text:span><text:span text:style-name="T22_164"><text:s/></text:span><text:span text:style-name="T22_165">tego</text:span><text:span text:style-name="T22_166"><text:s/></text:span><text:span text:style-name="T22_167">RTSa</text:span><text:span text:style-name="T22_168"><text:s/></text:span><text:span text:style-name="T22_169">w</text:span><text:span text:style-name="T22_170">…<text:s/></text:span><text:span text:style-name="T22_171">prostą</text:span><text:span text:style-name="T22_172"><text:s/></text:span><text:span text:style-name="T22_173">grę</text:span><text:span text:style-name="T22_174"><text:s/></text:span><text:span text:style-name="T22_175">wyścigową</text:span><text:span text:style-name="T22_176">.<text:s/></text:span><text:span text:style-name="T22_177">No</text:span><text:span text:style-name="T22_178"><text:s/></text:span><text:span text:style-name="T22_179">i</text:span><text:span text:style-name="T22_180"><text:s/></text:span><text:span text:style-name="T22_181">nie</text:span><text:span text:style-name="T22_182"><text:s/></text:span><text:span text:style-name="T22_183">można</text:span><text:span text:style-name="T22_184"><text:s/></text:span><text:span text:style-name="T22_185">zapomnieć</text:span><text:span text:style-name="T22_186">,<text:s/></text:span><text:span text:style-name="T22_187">że</text:span><text:span text:style-name="T22_188"><text:s/></text:span><text:span text:style-name="T22_189">sequel</text:span><text:span text:style-name="T22_190"><text:s/></text:span><text:span text:style-name="T22_191">jednego</text:span><text:span text:style-name="T22_192"><text:s/></text:span><text:span text:style-name="T22_193">z</text:span><text:span text:style-name="T22_194"><text:s/></text:span><text:span text:style-name="T22_195">modów</text:span><text:span text:style-name="T22_196"><text:s/></text:span><text:span text:style-name="T22_197">do</text:span><text:span text:style-name="T22_198"><text:s/>“</text:span><text:span text:style-name="T22_199">Warcrafta</text:span><text:span text:style-name="T22_200"><text:s/></text:span><text:span text:style-name="T22_201">III</text:span><text:span text:style-name="T22_202">”<text:s/></text:span><text:span text:style-name="T22_203">został</text:span><text:span text:style-name="T22_204"><text:s/></text:span><text:span text:style-name="T22_205">wydany</text:span><text:span text:style-name="T22_206"><text:s/></text:span><text:span text:style-name="T22_207">jako</text:span><text:span text:style-name="T22_208"><text:s/></text:span><text:span text:style-name="T22_209">samodzielna</text:span><text:span text:style-name="T22_210"><text:s/></text:span><text:span text:style-name="T22_211">gra</text:span><text:span text:style-name="T22_212"><text:s/></text:span><text:span text:style-name="T22_213">z</text:span><text:span text:style-name="T22_214"><text:s/></text:span><text:span text:style-name="T22_215">gatunku</text:span><text:span text:style-name="T22_216"><text:s/></text:span><text:span text:style-name="T22_217">MOBA</text:span><text:span text:style-name="T22_218">,<text:s/></text:span><text:span text:style-name="T22_219">która</text:span><text:span text:style-name="T22_220"><text:s/></text:span><text:span text:style-name="T22_221">zdobyła</text:span><text:span text:style-name="T22_222"><text:s/></text:span><text:span text:style-name="T22_223">sporą</text:span><text:span text:style-name="T22_224"><text:s/></text:span><text:span text:style-name="T22_225">popularność</text:span><text:span text:style-name="T22_226">.</text:span></text:p>
      <text:p text:style-name="P23"/>
      <text:p text:style-name="P24"><text:span text:style-name="T24_1">Tryb</text:span><text:span text:style-name="T24_2"><text:s/></text:span><text:span text:style-name="T24_3">wieloosobowy</text:span><text:span text:style-name="T24_4"><text:s/></text:span><text:span text:style-name="T24_5">wciąż</text:span><text:span text:style-name="T24_6"><text:s/></text:span><text:span text:style-name="T24_7">cieszy</text:span><text:span text:style-name="T24_8"><text:s/></text:span><text:span text:style-name="T24_9">się</text:span><text:span text:style-name="T24_10"><text:s/></text:span><text:span text:style-name="T24_11">sporą</text:span><text:span text:style-name="T24_12"><text:s/></text:span><text:span text:style-name="T24_13">popularnością</text:span><text:span text:style-name="T24_14"><text:s/></text:span><text:span text:style-name="T24_15">i</text:span><text:span text:style-name="T24_16"><text:s/></text:span><text:span text:style-name="T24_17">pozwala</text:span><text:span text:style-name="T24_18"><text:s/></text:span><text:span text:style-name="T24_19">na</text:span><text:span text:style-name="T24_20"><text:s/></text:span><text:span text:style-name="T24_21">świetną</text:span><text:span text:style-name="T24_22"><text:s/></text:span><text:span text:style-name="T24_23">zabawę</text:span><text:span text:style-name="T24_24"><text:s/></text:span><text:span text:style-name="T24_25">w</text:span><text:span text:style-name="T24_26"><text:s/></text:span><text:span text:style-name="T24_27">grupie</text:span><text:span text:style-name="T24_28"><text:s/></text:span><text:span text:style-name="T24_29">znajomych</text:span><text:span text:style-name="T24_30">.<text:s/></text:span><text:span text:style-name="T24_31">Nawet</text:span><text:span text:style-name="T24_32"><text:s/></text:span><text:span text:style-name="T24_33">jeśli</text:span><text:span text:style-name="T24_34"><text:s/></text:span><text:span text:style-name="T24_35">siedzicie</text:span><text:span text:style-name="T24_36"><text:s/></text:span><text:span text:style-name="T24_37">cały</text:span><text:span text:style-name="T24_38"><text:s/></text:span><text:span text:style-name="T24_39">dzień</text:span><text:span text:style-name="T24_40"><text:s/></text:span><text:span text:style-name="T24_41">w</text:span><text:span text:style-name="T24_42"><text:s/></text:span><text:span text:style-name="T24_43">piwnicy</text:span><text:span text:style-name="T24_44"><text:s/></text:span><text:span text:style-name="T24_45">i</text:span><text:span text:style-name="T24_46"><text:s/></text:span><text:span text:style-name="T24_47">w</text:span><text:span text:style-name="T24_48"><text:s/></text:span><text:span text:style-name="T24_49">efekcie</text:span><text:span text:style-name="T24_50"><text:s/></text:span><text:span text:style-name="T24_51">nie</text:span><text:span text:style-name="T24_52"><text:s/></text:span><text:span text:style-name="T24_53">macie</text:span><text:span text:style-name="T24_54"><text:s/></text:span><text:span text:style-name="T24_55">kolegów</text:span><text:span text:style-name="T24_56">,<text:s/></text:span><text:span text:style-name="T24_57">zawsze</text:span><text:span text:style-name="T24_58"><text:s/></text:span><text:span text:style-name="T24_59">pozostaje</text:span><text:span text:style-name="T24_60"><text:s/></text:span><text:span text:style-name="T24_61">wam</text:span><text:span text:style-name="T24_62"><text:s/></text:span><text:span text:style-name="T24_63">gra</text:span><text:span text:style-name="T24_64"><text:s/></text:span><text:span text:style-name="T24_65">z</text:span><text:span text:style-name="T24_66"><text:s/></text:span><text:span text:style-name="T24_67">losowym</text:span><text:span text:style-name="T24_68"><text:s/></text:span><text:span text:style-name="T24_69">przeciwnikiem</text:span><text:span text:style-name="T24_70"><text:s/></text:span><text:span text:style-name="T24_71">przez</text:span><text:span text:style-name="T24_72"><text:s/></text:span><text:span text:style-name="T24_73">Battle</text:span><text:span text:style-name="T24_74">.</text:span><text:span text:style-name="T24_75">net</text:span><text:span text:style-name="T24_76">;<text:s/></text:span><text:span text:style-name="T24_77">łatwo</text:span><text:span text:style-name="T24_78"><text:s/></text:span><text:span text:style-name="T24_79">też</text:span><text:span text:style-name="T24_80"><text:s/></text:span><text:span text:style-name="T24_81">znaleźć</text:span><text:span text:style-name="T24_82"><text:s/></text:span><text:span text:style-name="T24_83">graczy</text:span><text:span text:style-name="T24_84"><text:s/></text:span><text:span text:style-name="T24_85">do</text:span><text:span text:style-name="T24_86"><text:s/></text:span><text:span text:style-name="T24_87">wspólnej</text:span><text:span text:style-name="T24_88"><text:s/></text:span><text:span text:style-name="T24_89">gry</text:span><text:span text:style-name="T24_90"><text:s/></text:span><text:span text:style-name="T24_91">za</text:span><text:span text:style-name="T24_92"><text:s/></text:span><text:span text:style-name="T24_93">pośrednictwem</text:span><text:span text:style-name="T24_94"><text:s/></text:span><text:span text:style-name="T24_95">GameRangera</text:span><text:span text:style-name="T24_96"><text:s/></text:span><text:span text:style-name="T24_97">czy</text:span><text:span text:style-name="T24_98"><text:s/></text:span><text:span text:style-name="T24_99">innego</text:span><text:span text:style-name="T24_100"><text:s/></text:span><text:span text:style-name="T24_101">tego</text:span><text:span text:style-name="T24_102"><text:s/></text:span><text:span text:style-name="T24_103">typu</text:span><text:span text:style-name="T24_104"><text:s/></text:span><text:span text:style-name="T24_105">programu</text:span><text:span text:style-name="T24_106">.</text:span></text:p>
      <text:p text:style-name="P25"/>
      <text:p text:style-name="P26"><text:span text:style-name="T26_1">Od</text:span><text:span text:style-name="T26_2"><text:s/></text:span><text:span text:style-name="T26_3">strony</text:span><text:span text:style-name="T26_4"><text:s/></text:span><text:span text:style-name="T26_5">technicznej</text:span><text:span text:style-name="T26_6"><text:s/></text:span><text:span text:style-name="T26_7">gra</text:span><text:span text:style-name="T26_8"><text:s/></text:span><text:span text:style-name="T26_9">nie</text:span><text:span text:style-name="T26_10"><text:s/></text:span><text:span text:style-name="T26_11">zestarzała</text:span><text:span text:style-name="T26_12"><text:s/></text:span><text:span text:style-name="T26_13">się</text:span><text:span text:style-name="T26_14"><text:s/></text:span><text:span text:style-name="T26_15">zbytnio</text:span><text:span text:style-name="T26_16">.<text:s/></text:span><text:span text:style-name="T26_17">Doskonały</text:span><text:span text:style-name="T26_18"><text:s/></text:span><text:span text:style-name="T26_19">soundtrack</text:span><text:span text:style-name="T26_20"><text:s/></text:span><text:span text:style-name="T26_21">pozwalał</text:span><text:span text:style-name="T26_22"><text:s/></text:span><text:span text:style-name="T26_23">lepiej</text:span><text:span text:style-name="T26_24"><text:s/></text:span><text:span text:style-name="T26_25">wczuć</text:span><text:span text:style-name="T26_26"><text:s/></text:span><text:span text:style-name="T26_27">się</text:span><text:span text:style-name="T26_28"><text:s/></text:span><text:span text:style-name="T26_29">w</text:span><text:span text:style-name="T26_30"><text:s/></text:span><text:span text:style-name="T26_31">uniwersum</text:span><text:span text:style-name="T26_32"><text:s/></text:span><text:span text:style-name="T26_33">Azeroth</text:span><text:span text:style-name="T26_34">,<text:s/></text:span><text:span text:style-name="T26_35">zaś</text:span><text:span text:style-name="T26_36"><text:s/></text:span><text:span text:style-name="T26_37">nieco</text:span><text:span text:style-name="T26_38"><text:s/></text:span><text:span text:style-name="T26_39">cukierkowa</text:span><text:span text:style-name="T26_40"><text:s/></text:span><text:span text:style-name="T26_41">grafika</text:span><text:span text:style-name="T26_42"><text:s/></text:span><text:span text:style-name="T26_43">do</text:span><text:span text:style-name="T26_44"><text:s/></text:span><text:span text:style-name="T26_45">dziś</text:span><text:span text:style-name="T26_46"><text:s/></text:span><text:span text:style-name="T26_47">cieszy</text:span><text:span text:style-name="T26_48"><text:s/></text:span><text:span text:style-name="T26_49">oczy</text:span><text:span text:style-name="T26_50">.<text:s/></text:span><text:span text:style-name="T26_51">Krainy</text:span><text:span text:style-name="T26_52">,<text:s/></text:span><text:span text:style-name="T26_53">które</text:span><text:span text:style-name="T26_54"><text:s/></text:span><text:span text:style-name="T26_55">zwiedzaliśmy</text:span><text:span text:style-name="T26_56"><text:s/></text:span><text:span text:style-name="T26_57">i</text:span><text:span text:style-name="T26_58"><text:s/></text:span><text:span text:style-name="T26_59">które</text:span><text:span text:style-name="T26_60"><text:s/></text:span><text:span text:style-name="T26_61">podbijaliśmy</text:span><text:span text:style-name="T26_62">,<text:s/></text:span><text:span text:style-name="T26_63">zostały</text:span><text:span text:style-name="T26_64"><text:s/></text:span><text:span text:style-name="T26_65">zrobione</text:span><text:span text:style-name="T26_66"><text:s/></text:span><text:span text:style-name="T26_67">dość</text:span><text:span text:style-name="T26_68"><text:s/></text:span><text:span text:style-name="T26_69">szczegółowo</text:span><text:span text:style-name="T26_70">.<text:s/></text:span><text:span text:style-name="T26_71">Poza</text:span><text:span text:style-name="T26_72"><text:s/></text:span><text:span text:style-name="T26_73">tym</text:span><text:span text:style-name="T26_74"><text:s/>“</text:span><text:span text:style-name="T26_75">Warcraft</text:span><text:span text:style-name="T26_76"><text:s/></text:span><text:span text:style-name="T26_77">III</text:span><text:span text:style-name="T26_78">”<text:s/></text:span><text:span text:style-name="T26_79">odpali</text:span><text:span text:style-name="T26_80"><text:s/></text:span><text:span text:style-name="T26_81">właściwie</text:span><text:span text:style-name="T26_82"><text:s/></text:span><text:span text:style-name="T26_83">na</text:span><text:span text:style-name="T26_84"><text:s/></text:span><text:span text:style-name="T26_85">każdym</text:span><text:span text:style-name="T26_86"><text:s/></text:span><text:span text:style-name="T26_87">współczesnym</text:span><text:span text:style-name="T26_88"><text:s/></text:span><text:span text:style-name="T26_89">komputerze</text:span><text:span text:style-name="T26_90">.<text:s/></text:span><text:span text:style-name="T26_91">W</text:span><text:span text:style-name="T26_92"><text:s/></text:span><text:span text:style-name="T26_93">zasadzie</text:span><text:span text:style-name="T26_94"><text:s/></text:span><text:span text:style-name="T26_95">mogę</text:span><text:span text:style-name="T26_96"><text:s/></text:span><text:span text:style-name="T26_97">się</text:span><text:span text:style-name="T26_98"><text:s/></text:span><text:span text:style-name="T26_99">przyczepić</text:span><text:span text:style-name="T26_100"><text:s/></text:span><text:span text:style-name="T26_101">jedynie</text:span><text:span text:style-name="T26_102"><text:s/></text:span><text:span text:style-name="T26_103">do</text:span><text:span text:style-name="T26_104"><text:s/></text:span><text:span text:style-name="T26_105">moim</text:span><text:span text:style-name="T26_106"><text:s/></text:span><text:span text:style-name="T26_107">zdaniem</text:span><text:span text:style-name="T26_108"><text:s/></text:span><text:span text:style-name="T26_109">zbyt</text:span><text:span text:style-name="T26_110"><text:s/></text:span><text:span text:style-name="T26_111">małego</text:span><text:span text:style-name="T26_112"><text:s/></text:span><text:span text:style-name="T26_113">oddalenia</text:span><text:span text:style-name="T26_114"><text:s/></text:span><text:span text:style-name="T26_115">kamery</text:span><text:span text:style-name="T26_116"><text:s/></text:span><text:span text:style-name="T26_117">oraz</text:span><text:span text:style-name="T26_118"><text:s/></text:span><text:span text:style-name="T26_119">do</text:span><text:span text:style-name="T26_120"><text:s/></text:span><text:span text:style-name="T26_121">limitu</text:span><text:span text:style-name="T26_122"><text:s/></text:span><text:span text:style-name="T26_123">jednostek</text:span><text:span text:style-name="T26_124">,<text:s/></text:span><text:span text:style-name="T26_125">które</text:span><text:span text:style-name="T26_126"><text:s/></text:span><text:span text:style-name="T26_127">mogliśmy</text:span><text:span text:style-name="T26_128"><text:s/></text:span><text:span text:style-name="T26_129">zaznaczyć</text:span><text:span text:style-name="T26_130"><text:s/>–<text:s/></text:span><text:span text:style-name="T26_131">wynosił</text:span><text:span text:style-name="T26_132"><text:s/></text:span><text:span text:style-name="T26_133">zaledwie</text:span><text:span text:style-name="T26_134"><text:s/></text:span><text:span text:style-name="T26_135">dwunastu</text:span><text:span text:style-name="T26_136"><text:s/></text:span><text:span text:style-name="T26_137">wojaków</text:span><text:span text:style-name="T26_138">.</text:span></text:p>
      <text:p text:style-name="P27"/>
      <text:p text:style-name="P28"><text:span text:style-name="T28_1">Gra</text:span><text:span text:style-name="T28_2"><text:s/></text:span><text:span text:style-name="T28_3">została</text:span><text:span text:style-name="T28_4"><text:s/></text:span><text:span text:style-name="T28_5">w</text:span><text:span text:style-name="T28_6"><text:s/></text:span><text:span text:style-name="T28_7">pełni</text:span><text:span text:style-name="T28_8"><text:s/></text:span><text:span text:style-name="T28_9">zlokalizowana</text:span><text:span text:style-name="T28_10"><text:s/></text:span><text:span text:style-name="T28_11">przez</text:span><text:span text:style-name="T28_12"><text:s/></text:span><text:span text:style-name="T28_13">CD</text:span><text:span text:style-name="T28_14"><text:s/></text:span><text:span text:style-name="T28_15">Projekt</text:span><text:span text:style-name="T28_16">.<text:s/></text:span><text:span text:style-name="T28_17">Tych</text:span><text:span text:style-name="T28_18">,<text:s/></text:span><text:span text:style-name="T28_19">którzy</text:span><text:span text:style-name="T28_20"><text:s/></text:span><text:span text:style-name="T28_21">nie</text:span><text:span text:style-name="T28_22"><text:s/></text:span><text:span text:style-name="T28_23">przepadają</text:span><text:span text:style-name="T28_24"><text:s/></text:span><text:span text:style-name="T28_25">za</text:span><text:span text:style-name="T28_26"><text:s/></text:span><text:span text:style-name="T28_27">dubbingiem</text:span><text:span text:style-name="T28_28">,<text:s/></text:span><text:span text:style-name="T28_29">uspokajam</text:span><text:span text:style-name="T28_30"><text:s/>–<text:s/></text:span><text:span text:style-name="T28_31">spolszczenie</text:span><text:span text:style-name="T28_32"><text:s/></text:span><text:span text:style-name="T28_33">stoi</text:span><text:span text:style-name="T28_34"><text:s/></text:span><text:span text:style-name="T28_35">na</text:span><text:span text:style-name="T28_36"><text:s/></text:span><text:span text:style-name="T28_37">wysokim</text:span><text:span text:style-name="T28_38"><text:s/></text:span><text:span text:style-name="T28_39">poziomie</text:span><text:span text:style-name="T28_40">.<text:s/></text:span><text:span text:style-name="T28_41">Tłumacze</text:span><text:span text:style-name="T28_42"><text:s/></text:span><text:span text:style-name="T28_43">i</text:span><text:span text:style-name="T28_44"><text:s/></text:span><text:span text:style-name="T28_45">aktorzy</text:span><text:span text:style-name="T28_46"><text:s/></text:span><text:span text:style-name="T28_47">głosowi</text:span><text:span text:style-name="T28_48"><text:s/></text:span><text:span text:style-name="T28_49">wykonali</text:span><text:span text:style-name="T28_50"><text:s/></text:span><text:span text:style-name="T28_51">kawał</text:span><text:span text:style-name="T28_52"><text:s/></text:span><text:span text:style-name="T28_53">dobrej</text:span><text:span text:style-name="T28_54"><text:s/></text:span><text:span text:style-name="T28_55">roboty</text:span><text:span text:style-name="T28_56">,<text:s/></text:span><text:span text:style-name="T28_57">więc</text:span><text:span text:style-name="T28_58"><text:s/></text:span><text:span text:style-name="T28_59">nie</text:span><text:span text:style-name="T28_60"><text:s/></text:span><text:span text:style-name="T28_61">bardzo</text:span><text:span text:style-name="T28_62"><text:s/></text:span><text:span text:style-name="T28_63">jest</text:span><text:span text:style-name="T28_64"><text:s/></text:span><text:span text:style-name="T28_65">się</text:span><text:span text:style-name="T28_66"><text:s/></text:span><text:span text:style-name="T28_67">do</text:span><text:span text:style-name="T28_68"><text:s/></text:span><text:span text:style-name="T28_69">czego</text:span><text:span text:style-name="T28_70"><text:s/></text:span><text:span text:style-name="T28_71">przyczepić</text:span><text:span text:style-name="T28_72">.</text:span></text:p>
      <text:p text:style-name="P29"/>
      <text:p text:style-name="P30"><text:span text:style-name="T30_1">Zatem</text:span><text:span text:style-name="T30_2"><text:s/></text:span><text:span text:style-name="T30_3">jeśli</text:span><text:span text:style-name="T30_4"><text:s/></text:span><text:span text:style-name="T30_5">jesteście</text:span><text:span text:style-name="T30_6"><text:s/></text:span><text:span text:style-name="T30_7">fanami</text:span><text:span text:style-name="T30_8"><text:s/></text:span><text:span text:style-name="T30_9">nieco</text:span><text:span text:style-name="T30_10"><text:s/></text:span><text:span text:style-name="T30_11">już</text:span><text:span text:style-name="T30_12"><text:s/></text:span><text:span text:style-name="T30_13">zapomnianego</text:span><text:span text:style-name="T30_14"><text:s/></text:span><text:span text:style-name="T30_15">gatunku</text:span><text:span text:style-name="T30_16"><text:s/></text:span><text:span text:style-name="T30_17">RTS</text:span><text:span text:style-name="T30_18"><text:s/></text:span><text:span text:style-name="T30_19">lub</text:span><text:span text:style-name="T30_20"><text:s/></text:span><text:span text:style-name="T30_21">szukacie</text:span><text:span text:style-name="T30_22"><text:s/></text:span><text:span text:style-name="T30_23">jakiejś</text:span><text:span text:style-name="T30_24"><text:s/></text:span><text:span text:style-name="T30_25">dobrej</text:span><text:span text:style-name="T30_26"><text:s/></text:span><text:span text:style-name="T30_27">gry</text:span><text:span text:style-name="T30_28"><text:s/></text:span><text:span text:style-name="T30_29">do</text:span><text:span text:style-name="T30_30"><text:s/></text:span><text:span text:style-name="T30_31">luźnego</text:span><text:span text:style-name="T30_32"><text:s/></text:span><text:span text:style-name="T30_33">popykania</text:span><text:span text:style-name="T30_34"><text:s/></text:span><text:span text:style-name="T30_35">w</text:span><text:span text:style-name="T30_36"><text:s/></text:span><text:span text:style-name="T30_37">grupie</text:span><text:span text:style-name="T30_38"><text:s/></text:span><text:span text:style-name="T30_39">znajomych</text:span><text:span text:style-name="T30_40">,<text:s/></text:span><text:span text:style-name="T30_41">to</text:span><text:span text:style-name="T30_42"><text:s/></text:span><text:span text:style-name="T30_43">dobrze</text:span><text:span text:style-name="T30_44"><text:s/></text:span><text:span text:style-name="T30_45">trafiliście</text:span><text:span text:style-name="T30_46">.<text:s/></text:span><text:span text:style-name="T30_47">Z</text:span><text:span text:style-name="T30_48"><text:s/></text:span><text:span text:style-name="T30_49">całego</text:span><text:span text:style-name="T30_50"><text:s/></text:span><text:span text:style-name="T30_51">serca</text:span><text:span text:style-name="T30_52"><text:s/></text:span><text:span text:style-name="T30_53">polecam</text:span><text:span text:style-name="T30_54"><text:s/></text:span><text:span text:style-name="T30_55">tę</text:span><text:span text:style-name="T30_56"><text:s/></text:span><text:span text:style-name="T30_57">rewelacyjną</text:span><text:span text:style-name="T30_58"><text:s/></text:span><text:span text:style-name="T30_59">strategię</text:span><text:span text:style-name="T30_60">.<text:s/></text:span><text:span text:style-name="T30_61">Do</text:span><text:span text:style-name="T30_62"><text:s/></text:span><text:span text:style-name="T30_63">zobaczenia</text:span><text:span text:style-name="T30_64"><text:s/></text:span><text:span text:style-name="T30_65">na</text:span><text:span text:style-name="T30_66"><text:s/></text:span><text:span text:style-name="T30_67">polu</text:span><text:span text:style-name="T30_68"><text:s/></text:span><text:span text:style-name="T30_69">bitwy</text:span><text:span text:style-name="T30_70">!</text:span></text:p>
      <text:p text:style-name="P31"/>
      <text:p text:style-name="P32"/>
      <text:p text:style-name="P33"><text:span text:style-name="T33_1">Obrazki</text:span></text:p>
      <text:p text:style-name="P34"><text:span text:style-name="T34_1"><text:a xlink:type="simple" xlink:href="http://eu.blizzard.com/static/_images/games/war3/wallpapers/wall1/wall1-1440x900.jpg"><text:span text:style-name="T34_2">http</text:span></text:a></text:span><text:span text:style-name="T34_3"><text:a xlink:type="simple" xlink:href="http://eu.blizzard.com/static/_images/games/war3/wallpapers/wall1/wall1-1440x900.jpg"><text:span text:style-name="T34_4">://</text:span></text:a></text:span><text:span text:style-name="T34_5"><text:a xlink:type="simple" xlink:href="http://eu.blizzard.com/static/_images/games/war3/wallpapers/wall1/wall1-1440x900.jpg"><text:span text:style-name="T34_6">eu</text:span></text:a></text:span><text:span text:style-name="T34_7"><text:a xlink:type="simple" xlink:href="http://eu.blizzard.com/static/_images/games/war3/wallpapers/wall1/wall1-1440x900.jpg"><text:span text:style-name="T34_8">.</text:span></text:a></text:span><text:span text:style-name="T34_9"><text:a xlink:type="simple" xlink:href="http://eu.blizzard.com/static/_images/games/war3/wallpapers/wall1/wall1-1440x900.jpg"><text:span text:style-name="T34_10">blizzard</text:span></text:a></text:span><text:span text:style-name="T34_11"><text:a xlink:type="simple" xlink:href="http://eu.blizzard.com/static/_images/games/war3/wallpapers/wall1/wall1-1440x900.jpg"><text:span text:style-name="T34_12">.</text:span></text:a></text:span><text:span text:style-name="T34_13"><text:a xlink:type="simple" xlink:href="http://eu.blizzard.com/static/_images/games/war3/wallpapers/wall1/wall1-1440x900.jpg"><text:span text:style-name="T34_14">com</text:span></text:a></text:span><text:span text:style-name="T34_15"><text:a xlink:type="simple" xlink:href="http://eu.blizzard.com/static/_images/games/war3/wallpapers/wall1/wall1-1440x900.jpg"><text:span text:style-name="T34_16">/</text:span></text:a></text:span><text:span text:style-name="T34_17"><text:a xlink:type="simple" xlink:href="http://eu.blizzard.com/static/_images/games/war3/wallpapers/wall1/wall1-1440x900.jpg"><text:span text:style-name="T34_18">static</text:span></text:a></text:span><text:span text:style-name="T34_19"><text:a xlink:type="simple" xlink:href="http://eu.blizzard.com/static/_images/games/war3/wallpapers/wall1/wall1-1440x900.jpg"><text:span text:style-name="T34_20">/_</text:span></text:a></text:span><text:span text:style-name="T34_21"><text:a xlink:type="simple" xlink:href="http://eu.blizzard.com/static/_images/games/war3/wallpapers/wall1/wall1-1440x900.jpg"><text:span text:style-name="T34_22">images</text:span></text:a></text:span><text:span text:style-name="T34_23"><text:a xlink:type="simple" xlink:href="http://eu.blizzard.com/static/_images/games/war3/wallpapers/wall1/wall1-1440x900.jpg"><text:span text:style-name="T34_24">/</text:span></text:a></text:span><text:span text:style-name="T34_25"><text:a xlink:type="simple" xlink:href="http://eu.blizzard.com/static/_images/games/war3/wallpapers/wall1/wall1-1440x900.jpg"><text:span text:style-name="T34_26">games</text:span></text:a></text:span><text:span text:style-name="T34_27"><text:a xlink:type="simple" xlink:href="http://eu.blizzard.com/static/_images/games/war3/wallpapers/wall1/wall1-1440x900.jpg"><text:span text:style-name="T34_28">/</text:span></text:a></text:span><text:span text:style-name="T34_29"><text:a xlink:type="simple" xlink:href="http://eu.blizzard.com/static/_images/games/war3/wallpapers/wall1/wall1-1440x900.jpg"><text:span text:style-name="T34_30">war</text:span></text:a></text:span><text:span text:style-name="T34_31"><text:a xlink:type="simple" xlink:href="http://eu.blizzard.com/static/_images/games/war3/wallpapers/wall1/wall1-1440x900.jpg"><text:span text:style-name="T34_32">3/</text:span></text:a></text:span><text:span text:style-name="T34_33"><text:a xlink:type="simple" xlink:href="http://eu.blizzard.com/static/_images/games/war3/wallpapers/wall1/wall1-1440x900.jpg"><text:span text:style-name="T34_34">wallpapers</text:span></text:a></text:span><text:span text:style-name="T34_35"><text:a xlink:type="simple" xlink:href="http://eu.blizzard.com/static/_images/games/war3/wallpapers/wall1/wall1-1440x900.jpg"><text:span text:style-name="T34_36">/</text:span></text:a></text:span><text:span text:style-name="T34_37"><text:a xlink:type="simple" xlink:href="http://eu.blizzard.com/static/_images/games/war3/wallpapers/wall1/wall1-1440x900.jpg"><text:span text:style-name="T34_38">wall</text:span></text:a></text:span><text:span text:style-name="T34_39"><text:a xlink:type="simple" xlink:href="http://eu.blizzard.com/static/_images/games/war3/wallpapers/wall1/wall1-1440x900.jpg"><text:span text:style-name="T34_40">1/</text:span></text:a></text:span><text:span text:style-name="T34_41"><text:a xlink:type="simple" xlink:href="http://eu.blizzard.com/static/_images/games/war3/wallpapers/wall1/wall1-1440x900.jpg"><text:span text:style-name="T34_42">wall</text:span></text:a></text:span><text:span text:style-name="T34_43"><text:a xlink:type="simple" xlink:href="http://eu.blizzard.com/static/_images/games/war3/wallpapers/wall1/wall1-1440x900.jpg"><text:span text:style-name="T34_44">1-1440</text:span></text:a></text:span><text:span text:style-name="T34_45"><text:a xlink:type="simple" xlink:href="http://eu.blizzard.com/static/_images/games/war3/wallpapers/wall1/wall1-1440x900.jpg"><text:span text:style-name="T34_46">x</text:span></text:a></text:span><text:span text:style-name="T34_47"><text:a xlink:type="simple" xlink:href="http://eu.blizzard.com/static/_images/games/war3/wallpapers/wall1/wall1-1440x900.jpg"><text:span text:style-name="T34_48">900.</text:span></text:a></text:span><text:span text:style-name="T34_49"><text:a xlink:type="simple" xlink:href="http://eu.blizzard.com/static/_images/games/war3/wallpapers/wall1/wall1-1440x900.jpg"><text:span text:style-name="T34_50">jpg</text:span></text:a></text:span></text:p>
      <text:p text:style-name="P35"><text:span text:style-name="T35_1">Źródło</text:span><text:span text:style-name="T35_2">:<text:s/></text:span><text:span text:style-name="T35_3"><text:a xlink:type="simple" xlink:href="http://eu.blizzard.com/pl-pl/games/war3/"><text:span text:style-name="T35_4">http</text:span></text:a></text:span><text:span text:style-name="T35_5"><text:a xlink:type="simple" xlink:href="http://eu.blizzard.com/pl-pl/games/war3/"><text:span text:style-name="T35_6">://</text:span></text:a></text:span><text:span text:style-name="T35_7"><text:a xlink:type="simple" xlink:href="http://eu.blizzard.com/pl-pl/games/war3/"><text:span text:style-name="T35_8">eu</text:span></text:a></text:span><text:span text:style-name="T35_9"><text:a xlink:type="simple" xlink:href="http://eu.blizzard.com/pl-pl/games/war3/"><text:span text:style-name="T35_10">.</text:span></text:a></text:span><text:span text:style-name="T35_11"><text:a xlink:type="simple" xlink:href="http://eu.blizzard.com/pl-pl/games/war3/"><text:span text:style-name="T35_12">blizzard</text:span></text:a></text:span><text:span text:style-name="T35_13"><text:a xlink:type="simple" xlink:href="http://eu.blizzard.com/pl-pl/games/war3/"><text:span text:style-name="T35_14">.</text:span></text:a></text:span><text:span text:style-name="T35_15"><text:a xlink:type="simple" xlink:href="http://eu.blizzard.com/pl-pl/games/war3/"><text:span text:style-name="T35_16">com</text:span></text:a></text:span><text:span text:style-name="T35_17"><text:a xlink:type="simple" xlink:href="http://eu.blizzard.com/pl-pl/games/war3/"><text:span text:style-name="T35_18">/</text:span></text:a></text:span><text:span text:style-name="T35_19"><text:a xlink:type="simple" xlink:href="http://eu.blizzard.com/pl-pl/games/war3/"><text:span text:style-name="T35_20">pl</text:span></text:a></text:span><text:span text:style-name="T35_21"><text:a xlink:type="simple" xlink:href="http://eu.blizzard.com/pl-pl/games/war3/"><text:span text:style-name="T35_22">-</text:span></text:a></text:span><text:span text:style-name="T35_23"><text:a xlink:type="simple" xlink:href="http://eu.blizzard.com/pl-pl/games/war3/"><text:span text:style-name="T35_24">pl</text:span></text:a></text:span><text:span text:style-name="T35_25"><text:a xlink:type="simple" xlink:href="http://eu.blizzard.com/pl-pl/games/war3/"><text:span text:style-name="T35_26">/</text:span></text:a></text:span><text:span text:style-name="T35_27"><text:a xlink:type="simple" xlink:href="http://eu.blizzard.com/pl-pl/games/war3/"><text:span text:style-name="T35_28">games</text:span></text:a></text:span><text:span text:style-name="T35_29"><text:a xlink:type="simple" xlink:href="http://eu.blizzard.com/pl-pl/games/war3/"><text:span text:style-name="T35_30">/</text:span></text:a></text:span><text:span text:style-name="T35_31"><text:a xlink:type="simple" xlink:href="http://eu.blizzard.com/pl-pl/games/war3/"><text:span text:style-name="T35_32">war</text:span></text:a></text:span><text:span text:style-name="T35_33"><text:a xlink:type="simple" xlink:href="http://eu.blizzard.com/pl-pl/games/war3/"><text:span text:style-name="T35_34">3/</text:span></text:a></text:span></text:p>
      <text:p text:style-name="P36"/>
      <text:p text:style-name="P37"><text:span text:style-name="T37_1"><text:a xlink:type="simple" xlink:href="http://classic.battle.net/war3/images/human/screens/ss007.jpg"><text:span text:style-name="T37_2">http</text:span></text:a></text:span><text:span text:style-name="T37_3"><text:a xlink:type="simple" xlink:href="http://classic.battle.net/war3/images/human/screens/ss007.jpg"><text:span text:style-name="T37_4">://</text:span></text:a></text:span><text:span text:style-name="T37_5"><text:a xlink:type="simple" xlink:href="http://classic.battle.net/war3/images/human/screens/ss007.jpg"><text:span text:style-name="T37_6">classic</text:span></text:a></text:span><text:span text:style-name="T37_7"><text:a xlink:type="simple" xlink:href="http://classic.battle.net/war3/images/human/screens/ss007.jpg"><text:span text:style-name="T37_8">.</text:span></text:a></text:span><text:span text:style-name="T37_9"><text:a xlink:type="simple" xlink:href="http://classic.battle.net/war3/images/human/screens/ss007.jpg"><text:span text:style-name="T37_10">battle</text:span></text:a></text:span><text:span text:style-name="T37_11"><text:a xlink:type="simple" xlink:href="http://classic.battle.net/war3/images/human/screens/ss007.jpg"><text:span text:style-name="T37_12">.</text:span></text:a></text:span><text:span text:style-name="T37_13"><text:a xlink:type="simple" xlink:href="http://classic.battle.net/war3/images/human/screens/ss007.jpg"><text:span text:style-name="T37_14">net</text:span></text:a></text:span><text:span text:style-name="T37_15"><text:a xlink:type="simple" xlink:href="http://classic.battle.net/war3/images/human/screens/ss007.jpg"><text:span text:style-name="T37_16">/</text:span></text:a></text:span><text:span text:style-name="T37_17"><text:a xlink:type="simple" xlink:href="http://classic.battle.net/war3/images/human/screens/ss007.jpg"><text:span text:style-name="T37_18">war</text:span></text:a></text:span><text:span text:style-name="T37_19"><text:a xlink:type="simple" xlink:href="http://classic.battle.net/war3/images/human/screens/ss007.jpg"><text:span text:style-name="T37_20">3/</text:span></text:a></text:span><text:span text:style-name="T37_21"><text:a xlink:type="simple" xlink:href="http://classic.battle.net/war3/images/human/screens/ss007.jpg"><text:span text:style-name="T37_22">images</text:span></text:a></text:span><text:span text:style-name="T37_23"><text:a xlink:type="simple" xlink:href="http://classic.battle.net/war3/images/human/screens/ss007.jpg"><text:span text:style-name="T37_24">/</text:span></text:a></text:span><text:span text:style-name="T37_25"><text:a xlink:type="simple" xlink:href="http://classic.battle.net/war3/images/human/screens/ss007.jpg"><text:span text:style-name="T37_26">human</text:span></text:a></text:span><text:span text:style-name="T37_27"><text:a xlink:type="simple" xlink:href="http://classic.battle.net/war3/images/human/screens/ss007.jpg"><text:span text:style-name="T37_28">/</text:span></text:a></text:span><text:span text:style-name="T37_29"><text:a xlink:type="simple" xlink:href="http://classic.battle.net/war3/images/human/screens/ss007.jpg"><text:span text:style-name="T37_30">screens</text:span></text:a></text:span><text:span text:style-name="T37_31"><text:a xlink:type="simple" xlink:href="http://classic.battle.net/war3/images/human/screens/ss007.jpg"><text:span text:style-name="T37_32">/</text:span></text:a></text:span><text:span text:style-name="T37_33"><text:a xlink:type="simple" xlink:href="http://classic.battle.net/war3/images/human/screens/ss007.jpg"><text:span text:style-name="T37_34">ss</text:span></text:a></text:span><text:span text:style-name="T37_35"><text:a xlink:type="simple" xlink:href="http://classic.battle.net/war3/images/human/screens/ss007.jpg"><text:span text:style-name="T37_36">007.</text:span></text:a></text:span><text:span text:style-name="T37_37"><text:a xlink:type="simple" xlink:href="http://classic.battle.net/war3/images/human/screens/ss007.jpg"><text:span text:style-name="T37_38">jpg</text:span></text:a></text:span></text:p>
      <text:p text:style-name="P38"><text:span text:style-name="T38_1">Źródło</text:span><text:span text:style-name="T38_2"><text:s/></text:span><text:span text:style-name="T38_3"><text:a xlink:type="simple" xlink:href="http://classic.battle.net/war3/human/basics.shtml"><text:span text:style-name="T38_4">http</text:span></text:a></text:span><text:span text:style-name="T38_5"><text:a xlink:type="simple" xlink:href="http://classic.battle.net/war3/human/basics.shtml"><text:span text:style-name="T38_6">://</text:span></text:a></text:span><text:span text:style-name="T38_7"><text:a xlink:type="simple" xlink:href="http://classic.battle.net/war3/human/basics.shtml"><text:span text:style-name="T38_8">classic</text:span></text:a></text:span><text:span text:style-name="T38_9"><text:a xlink:type="simple" xlink:href="http://classic.battle.net/war3/human/basics.shtml"><text:span text:style-name="T38_10">.</text:span></text:a></text:span><text:span text:style-name="T38_11"><text:a xlink:type="simple" xlink:href="http://classic.battle.net/war3/human/basics.shtml"><text:span text:style-name="T38_12">battle</text:span></text:a></text:span><text:span text:style-name="T38_13"><text:a xlink:type="simple" xlink:href="http://classic.battle.net/war3/human/basics.shtml"><text:span text:style-name="T38_14">.</text:span></text:a></text:span><text:span text:style-name="T38_15"><text:a xlink:type="simple" xlink:href="http://classic.battle.net/war3/human/basics.shtml"><text:span text:style-name="T38_16">net</text:span></text:a></text:span><text:span text:style-name="T38_17"><text:a xlink:type="simple" xlink:href="http://classic.battle.net/war3/human/basics.shtml"><text:span text:style-name="T38_18">/</text:span></text:a></text:span><text:span text:style-name="T38_19"><text:a xlink:type="simple" xlink:href="http://classic.battle.net/war3/human/basics.shtml"><text:span text:style-name="T38_20">war</text:span></text:a></text:span><text:span text:style-name="T38_21"><text:a xlink:type="simple" xlink:href="http://classic.battle.net/war3/human/basics.shtml"><text:span text:style-name="T38_22">3/</text:span></text:a></text:span><text:span text:style-name="T38_23"><text:a xlink:type="simple" xlink:href="http://classic.battle.net/war3/human/basics.shtml"><text:span text:style-name="T38_24">human</text:span></text:a></text:span><text:span text:style-name="T38_25"><text:a xlink:type="simple" xlink:href="http://classic.battle.net/war3/human/basics.shtml"><text:span text:style-name="T38_26">/</text:span></text:a></text:span><text:span text:style-name="T38_27"><text:a xlink:type="simple" xlink:href="http://classic.battle.net/war3/human/basics.shtml"><text:span text:style-name="T38_28">basics</text:span></text:a></text:span><text:span text:style-name="T38_29"><text:a xlink:type="simple" xlink:href="http://classic.battle.net/war3/human/basics.shtml"><text:span text:style-name="T38_30">.</text:span></text:a></text:span><text:span text:style-name="T38_31"><text:a xlink:type="simple" xlink:href="http://classic.battle.net/war3/human/basics.shtml"><text:span text:style-name="T38_32">shtml</text:span></text:a></text:span></text:p>
      <text:p text:style-name="P39"/>
      <text:p text:style-name="P40"><text:span text:style-name="T40_1"><text:a xlink:type="simple" xlink:href="http://www.sztab.com/tapety/galeria/warcraft-iii-regin-of-chaos-5.jpg"><text:span text:style-name="T40_2">http</text:span></text:a></text:span><text:span text:style-name="T40_3"><text:a xlink:type="simple" xlink:href="http://www.sztab.com/tapety/galeria/warcraft-iii-regin-of-chaos-5.jpg"><text:span text:style-name="T40_4">://</text:span></text:a></text:span><text:span text:style-name="T40_5"><text:a xlink:type="simple" xlink:href="http://www.sztab.com/tapety/galeria/warcraft-iii-regin-of-chaos-5.jpg"><text:span text:style-name="T40_6">www</text:span></text:a></text:span><text:span text:style-name="T40_7"><text:a xlink:type="simple" xlink:href="http://www.sztab.com/tapety/galeria/warcraft-iii-regin-of-chaos-5.jpg"><text:span text:style-name="T40_8">.</text:span></text:a></text:span><text:span text:style-name="T40_9"><text:a xlink:type="simple" xlink:href="http://www.sztab.com/tapety/galeria/warcraft-iii-regin-of-chaos-5.jpg"><text:span text:style-name="T40_10">sztab</text:span></text:a></text:span><text:span text:style-name="T40_11"><text:a xlink:type="simple" xlink:href="http://www.sztab.com/tapety/galeria/warcraft-iii-regin-of-chaos-5.jpg"><text:span text:style-name="T40_12">.</text:span></text:a></text:span><text:span text:style-name="T40_13"><text:a xlink:type="simple" xlink:href="http://www.sztab.com/tapety/galeria/warcraft-iii-regin-of-chaos-5.jpg"><text:span text:style-name="T40_14">com</text:span></text:a></text:span><text:span text:style-name="T40_15"><text:a xlink:type="simple" xlink:href="http://www.sztab.com/tapety/galeria/warcraft-iii-regin-of-chaos-5.jpg"><text:span text:style-name="T40_16">/</text:span></text:a></text:span><text:span text:style-name="T40_17"><text:a xlink:type="simple" xlink:href="http://www.sztab.com/tapety/galeria/warcraft-iii-regin-of-chaos-5.jpg"><text:span text:style-name="T40_18">tapety</text:span></text:a></text:span><text:span text:style-name="T40_19"><text:a xlink:type="simple" xlink:href="http://www.sztab.com/tapety/galeria/warcraft-iii-regin-of-chaos-5.jpg"><text:span text:style-name="T40_20">/</text:span></text:a></text:span><text:span text:style-name="T40_21"><text:a xlink:type="simple" xlink:href="http://www.sztab.com/tapety/galeria/warcraft-iii-regin-of-chaos-5.jpg"><text:span text:style-name="T40_22">galeria</text:span></text:a></text:span><text:span text:style-name="T40_23"><text:a xlink:type="simple" xlink:href="http://www.sztab.com/tapety/galeria/warcraft-iii-regin-of-chaos-5.jpg"><text:span text:style-name="T40_24">/</text:span></text:a></text:span><text:span text:style-name="T40_25"><text:a xlink:type="simple" xlink:href="http://www.sztab.com/tapety/galeria/warcraft-iii-regin-of-chaos-5.jpg"><text:span text:style-name="T40_26">warcraft</text:span></text:a></text:span><text:span text:style-name="T40_27"><text:a xlink:type="simple" xlink:href="http://www.sztab.com/tapety/galeria/warcraft-iii-regin-of-chaos-5.jpg"><text:span text:style-name="T40_28">-</text:span></text:a></text:span><text:span text:style-name="T40_29"><text:a xlink:type="simple" xlink:href="http://www.sztab.com/tapety/galeria/warcraft-iii-regin-of-chaos-5.jpg"><text:span text:style-name="T40_30">iii</text:span></text:a></text:span><text:span text:style-name="T40_31"><text:a xlink:type="simple" xlink:href="http://www.sztab.com/tapety/galeria/warcraft-iii-regin-of-chaos-5.jpg"><text:span text:style-name="T40_32">-</text:span></text:a></text:span><text:span text:style-name="T40_33"><text:a xlink:type="simple" xlink:href="http://www.sztab.com/tapety/galeria/warcraft-iii-regin-of-chaos-5.jpg"><text:span text:style-name="T40_34">regin</text:span></text:a></text:span><text:span text:style-name="T40_35"><text:a xlink:type="simple" xlink:href="http://www.sztab.com/tapety/galeria/warcraft-iii-regin-of-chaos-5.jpg"><text:span text:style-name="T40_36">-</text:span></text:a></text:span><text:span text:style-name="T40_37"><text:a xlink:type="simple" xlink:href="http://www.sztab.com/tapety/galeria/warcraft-iii-regin-of-chaos-5.jpg"><text:span text:style-name="T40_38">of</text:span></text:a></text:span><text:span text:style-name="T40_39"><text:a xlink:type="simple" xlink:href="http://www.sztab.com/tapety/galeria/warcraft-iii-regin-of-chaos-5.jpg"><text:span text:style-name="T40_40">-</text:span></text:a></text:span><text:span text:style-name="T40_41"><text:a xlink:type="simple" xlink:href="http://www.sztab.com/tapety/galeria/warcraft-iii-regin-of-chaos-5.jpg"><text:span text:style-name="T40_42">chaos</text:span></text:a></text:span><text:span text:style-name="T40_43"><text:a xlink:type="simple" xlink:href="http://www.sztab.com/tapety/galeria/warcraft-iii-regin-of-chaos-5.jpg"><text:span text:style-name="T40_44">-5.</text:span></text:a></text:span><text:span text:style-name="T40_45"><text:a xlink:type="simple" xlink:href="http://www.sztab.com/tapety/galeria/warcraft-iii-regin-of-chaos-5.jpg"><text:span text:style-name="T40_46">jpg</text:span></text:a></text:span></text:p>
      <text:p text:style-name="P41"><text:span text:style-name="T41_1">Źródło</text:span><text:span text:style-name="T41_2"><text:s/></text:span><text:span text:style-name="T41_3"><text:a xlink:type="simple" xlink:href="http://www.sztab.com/g-warcraft-iii-reign-of-chaos/galeria.html"><text:span text:style-name="T41_4">http</text:span></text:a></text:span><text:span text:style-name="T41_5"><text:a xlink:type="simple" xlink:href="http://www.sztab.com/g-warcraft-iii-reign-of-chaos/galeria.html"><text:span text:style-name="T41_6">://</text:span></text:a></text:span><text:span text:style-name="T41_7"><text:a xlink:type="simple" xlink:href="http://www.sztab.com/g-warcraft-iii-reign-of-chaos/galeria.html"><text:span text:style-name="T41_8">www</text:span></text:a></text:span><text:span text:style-name="T41_9"><text:a xlink:type="simple" xlink:href="http://www.sztab.com/g-warcraft-iii-reign-of-chaos/galeria.html"><text:span text:style-name="T41_10">.</text:span></text:a></text:span><text:span text:style-name="T41_11"><text:a xlink:type="simple" xlink:href="http://www.sztab.com/g-warcraft-iii-reign-of-chaos/galeria.html"><text:span text:style-name="T41_12">sztab</text:span></text:a></text:span><text:span text:style-name="T41_13"><text:a xlink:type="simple" xlink:href="http://www.sztab.com/g-warcraft-iii-reign-of-chaos/galeria.html"><text:span text:style-name="T41_14">.</text:span></text:a></text:span><text:span text:style-name="T41_15"><text:a xlink:type="simple" xlink:href="http://www.sztab.com/g-warcraft-iii-reign-of-chaos/galeria.html"><text:span text:style-name="T41_16">com</text:span></text:a></text:span><text:span text:style-name="T41_17"><text:a xlink:type="simple" xlink:href="http://www.sztab.com/g-warcraft-iii-reign-of-chaos/galeria.html"><text:span text:style-name="T41_18">/</text:span></text:a></text:span><text:span text:style-name="T41_19"><text:a xlink:type="simple" xlink:href="http://www.sztab.com/g-warcraft-iii-reign-of-chaos/galeria.html"><text:span text:style-name="T41_20">g</text:span></text:a></text:span><text:span text:style-name="T41_21"><text:a xlink:type="simple" xlink:href="http://www.sztab.com/g-warcraft-iii-reign-of-chaos/galeria.html"><text:span text:style-name="T41_22">-</text:span></text:a></text:span><text:span text:style-name="T41_23"><text:a xlink:type="simple" xlink:href="http://www.sztab.com/g-warcraft-iii-reign-of-chaos/galeria.html"><text:span text:style-name="T41_24">warcraft</text:span></text:a></text:span><text:span text:style-name="T41_25"><text:a xlink:type="simple" xlink:href="http://www.sztab.com/g-warcraft-iii-reign-of-chaos/galeria.html"><text:span text:style-name="T41_26">-</text:span></text:a></text:span><text:span text:style-name="T41_27"><text:a xlink:type="simple" xlink:href="http://www.sztab.com/g-warcraft-iii-reign-of-chaos/galeria.html"><text:span text:style-name="T41_28">iii</text:span></text:a></text:span><text:span text:style-name="T41_29"><text:a xlink:type="simple" xlink:href="http://www.sztab.com/g-warcraft-iii-reign-of-chaos/galeria.html"><text:span text:style-name="T41_30">-</text:span></text:a></text:span><text:span text:style-name="T41_31"><text:a xlink:type="simple" xlink:href="http://www.sztab.com/g-warcraft-iii-reign-of-chaos/galeria.html"><text:span text:style-name="T41_32">reign</text:span></text:a></text:span><text:span text:style-name="T41_33"><text:a xlink:type="simple" xlink:href="http://www.sztab.com/g-warcraft-iii-reign-of-chaos/galeria.html"><text:span text:style-name="T41_34">-</text:span></text:a></text:span><text:span text:style-name="T41_35"><text:a xlink:type="simple" xlink:href="http://www.sztab.com/g-warcraft-iii-reign-of-chaos/galeria.html"><text:span text:style-name="T41_36">of</text:span></text:a></text:span><text:span text:style-name="T41_37"><text:a xlink:type="simple" xlink:href="http://www.sztab.com/g-warcraft-iii-reign-of-chaos/galeria.html"><text:span text:style-name="T41_38">-</text:span></text:a></text:span><text:span text:style-name="T41_39"><text:a xlink:type="simple" xlink:href="http://www.sztab.com/g-warcraft-iii-reign-of-chaos/galeria.html"><text:span text:style-name="T41_40">chaos</text:span></text:a></text:span><text:span text:style-name="T41_41"><text:a xlink:type="simple" xlink:href="http://www.sztab.com/g-warcraft-iii-reign-of-chaos/galeria.html"><text:span text:style-name="T41_42">/</text:span></text:a></text:span><text:span text:style-name="T41_43"><text:a xlink:type="simple" xlink:href="http://www.sztab.com/g-warcraft-iii-reign-of-chaos/galeria.html"><text:span text:style-name="T41_44">galeria</text:span></text:a></text:span><text:span text:style-name="T41_45"><text:a xlink:type="simple" xlink:href="http://www.sztab.com/g-warcraft-iii-reign-of-chaos/galeria.html"><text:span text:style-name="T41_46">.</text:span></text:a></text:span><text:span text:style-name="T41_47"><text:a xlink:type="simple" xlink:href="http://www.sztab.com/g-warcraft-iii-reign-of-chaos/galeria.html"><text:span text:style-name="T41_48">htm</text:span></text:a></text:span><text:span text:style-name="T41_49">l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